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27cm" fo:min-width="3.02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27cm" fo:min-width="3.02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915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58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37cm" fo:min-width="2.159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3cm" fo:min-width="2.572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36cm" fo:min-width="2.159cm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89cm" fo:min-width="0.755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89cm" fo:min-width="1.36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89cm" fo:min-width="0.75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2.31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2.319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2cm" fo:min-width="0.548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1cm" fo:min-width="0.548cm" fo:padding-top="0.142cm" fo:padding-bottom="0.142cm" fo:padding-left="0.267cm" fo:padding-right="0.267cm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0.476cm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814cm" fo:min-width="0.582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814cm" fo:min-width="0.581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07cm" fo:min-width="0.502cm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08cm" fo:min-width="0.502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7cm" fo:min-width="0.75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7cm" fo:min-width="1.447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5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1.638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11.688cm"/>
    </style:style>
    <style:style style:name="gr3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07cm" fo:min-width="0.813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38cm" fo:min-width="1.828cm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07cm" fo:min-width="0.771cm" fo:padding-top="0.142cm" fo:padding-bottom="0.142cm" fo:padding-left="0.267cm" fo:padding-right="0.267cm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07cm" fo:min-width="0.862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fo:min-height="0.639cm"/>
    </style:style>
    <style:style style:name="gr38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50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2cm" fo:min-width="1.617cm" fo:padding-top="0.142cm" fo:padding-bottom="0.142cm" fo:padding-left="0.267cm" fo:padding-right="0.267cm"/>
    </style:style>
    <style:style style:name="gr41" style:family="graphic" style:parent-style-name="objectwithoutfill">
      <style:graphic-properties svg:stroke-color="#000000" draw:fill="none" draw:fill-color="#000000" draw:textarea-vertical-align="middle"/>
    </style:style>
    <style:style style:name="gr4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2cm" fo:min-width="0.884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3cm" fo:min-width="1.371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fo:min-height="0.788cm"/>
    </style:style>
    <style:style style:name="gr4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0.704cm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4cm" fo:min-width="0.386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2cm" fo:min-width="1.086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2cm" fo:min-width="1.087cm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0.477cm" fo:padding-top="0.142cm" fo:padding-bottom="0.142cm" fo:padding-left="0.267cm" fo:padding-right="0.267cm"/>
    </style:style>
    <style:style style:name="gr5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0.237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1cm" fo:min-width="1.797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1cm" fo:min-width="1.713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3cm" fo:min-width="1.625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3cm" fo:min-width="2.387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318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-color="#ffffff"/>
      <style:paragraph-properties fo:text-align="center"/>
      <style:text-properties fo:font-size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1pt"/>
    </style:style>
    <style:style style:name="P8" style:family="paragraph">
      <loext:graphic-properties draw:fill-color="#ffffff"/>
      <style:paragraph-properties fo:text-align="center"/>
      <style:text-properties fo:font-size="11pt"/>
    </style:style>
    <style:style style:name="P9" style:family="paragraph">
      <loext:graphic-properties draw:fill="none"/>
      <style:paragraph-properties fo:text-align="center"/>
      <style:text-properties fo:font-size="11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ffffff"/>
      <style:paragraph-properties fo:text-align="center"/>
      <style:text-properties fo:font-size="12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9pt"/>
    </style:style>
    <style:style style:name="P14" style:family="paragraph">
      <loext:graphic-properties draw:fill-color="#ffffff"/>
      <style:paragraph-properties fo:text-align="center"/>
      <style:text-properties fo:font-size="9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9cm" svg:height="1.411cm" svg:x="9.684cm" svg:y="2.637cm">
          <text:p text:style-name="P1">declaracion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8cm" svg:height="1.411cm" svg:x="15.82cm" svg:y="2.637cm">
          <text:p text:style-name="P3">funciones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921cm" svg:height="0.962cm" svg:x="3.794cm" svg:y="1.508cm">
          <draw:text-box>
            <text:p>programa →declaraciones funciones</text:p>
          </draw:text-box>
        </draw:frame>
        <draw:line draw:style-name="gr4" draw:text-style-name="P6" draw:layer="layout" svg:x1="5.635cm" svg:y1="3.295cm" svg:x2="9.684cm" svg:y2="3.295cm">
          <text:p/>
        </draw:line>
        <draw:line draw:style-name="gr5" draw:text-style-name="P6" draw:layer="layout" svg:x1="13.243cm" svg:y1="3.295cm" svg:x2="15.943cm" svg:y2="3.295cm">
          <text:p/>
        </draw:line>
        <draw:line draw:style-name="gr4" draw:text-style-name="P6" draw:layer="layout" svg:x1="19.378cm" svg:y1="3.295cm" svg:x2="21.955cm" svg:y2="3.295cm">
          <text:p/>
        </draw:line>
        <draw:frame draw:style-name="gr6" draw:text-style-name="P5" draw:layer="layout" svg:width="15.24cm" svg:height="1.165cm" svg:x="1cm" svg:y="4.407cm">
          <draw:text-box>
            <text:p>declaraciones → { (tipo | tipo_registro) lista_var ; } </text:p>
          </draw:text-box>
        </draw:frame>
        <draw:custom-shape draw:style-name="gr7" draw:text-style-name="P8" draw:layer="layout" svg:width="1.578cm" svg:height="1.27cm" svg:x="6.385cm" svg:y="7.044cm">
          <text:p text:style-name="P7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693cm" svg:height="1.121cm" svg:x="8.799cm" svg:y="7.118cm">
          <text:p text:style-name="P7">lista_var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06cm" svg:height="1.587cm" svg:x="11.783cm" svg:y="12.494cm">
          <text:p text:style-name="P7">declaracione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693cm" svg:height="1.12cm" svg:x="12.978cm" svg:y="6.521cm">
          <text:p text:style-name="P7">tipo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93cm" svg:height="1.121cm" svg:x="12.978cm" svg:y="8.388cm">
          <text:p text:style-name="P7">tipo_registro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2.328cm" svg:y1="7.716cm" svg:x2="11.492cm" svg:y2="7.716cm">
          <text:p/>
        </draw:line>
        <draw:line draw:style-name="gr4" draw:text-style-name="P9" draw:layer="layout" svg:x1="8.799cm" svg:y1="7.716cm" svg:x2="7.963cm" svg:y2="7.716cm">
          <text:p/>
        </draw:line>
        <draw:line draw:style-name="gr4" draw:text-style-name="P9" draw:layer="layout" svg:x1="3.413cm" svg:y1="5.699cm" svg:x2="20.685cm" svg:y2="5.774cm">
          <text:p/>
        </draw:line>
        <draw:line draw:style-name="gr4" draw:text-style-name="P9" draw:layer="layout" svg:x1="5.177cm" svg:y1="7.716cm" svg:x2="5.177cm" svg:y2="5.699cm">
          <text:p/>
        </draw:line>
        <draw:line draw:style-name="gr11" draw:text-style-name="P9" draw:layer="layout" svg:x1="5.177cm" svg:y1="7.716cm" svg:x2="6.384cm" svg:y2="7.716cm">
          <text:p/>
        </draw:line>
        <draw:line draw:style-name="gr11" draw:text-style-name="P9" draw:layer="layout" svg:x1="12.328cm" svg:y1="6.894cm" svg:x2="12.328cm" svg:y2="8.986cm">
          <text:p/>
        </draw:line>
        <draw:line draw:style-name="gr11" draw:text-style-name="P9" draw:layer="layout" svg:x1="12.328cm" svg:y1="6.894cm" svg:x2="12.978cm" svg:y2="6.894cm">
          <text:p/>
        </draw:line>
        <draw:line draw:style-name="gr11" draw:text-style-name="P9" draw:layer="layout" svg:x1="12.328cm" svg:y1="8.986cm" svg:x2="12.978cm" svg:y2="8.986cm">
          <text:p/>
        </draw:line>
        <draw:line draw:style-name="gr11" draw:text-style-name="P9" draw:layer="layout" svg:x1="16.228cm" svg:y1="6.969cm" svg:x2="16.228cm" svg:y2="9.061cm">
          <text:p/>
        </draw:line>
        <draw:line draw:style-name="gr4" draw:text-style-name="P9" draw:layer="layout" svg:x1="16.228cm" svg:y1="6.969cm" svg:x2="15.671cm" svg:y2="6.969cm">
          <text:p/>
        </draw:line>
        <draw:line draw:style-name="gr4" draw:text-style-name="P9" draw:layer="layout" svg:x1="16.228cm" svg:y1="9.061cm" svg:x2="15.671cm" svg:y2="9.061cm">
          <text:p/>
        </draw:line>
        <draw:line draw:style-name="gr11" draw:text-style-name="P9" draw:layer="layout" svg:x1="16.228cm" svg:y1="8.015cm" svg:x2="17.807cm" svg:y2="8.015cm">
          <text:p/>
        </draw:line>
        <draw:line draw:style-name="gr11" draw:text-style-name="P9" draw:layer="layout" svg:x1="17.806cm" svg:y1="8.015cm" svg:x2="17.806cm" svg:y2="5.774cm">
          <text:p/>
        </draw:line>
        <draw:frame draw:style-name="gr12" draw:text-style-name="P5" draw:layer="layout" svg:width="15.24cm" svg:height="1.673cm" svg:x="1cm" svg:y="10.144cm">
          <draw:text-box>
            <text:p>tipo_resgitro → estructura inicio declaraciones fin </text:p>
          </draw:text-box>
        </draw:frame>
        <draw:custom-shape draw:style-name="gr13" draw:text-style-name="P8" draw:layer="layout" svg:width="1.821cm" svg:height="1.799cm" svg:x="8.355cm" svg:y="12.282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678cm" svg:height="1.799cm" svg:x="4.392cm" svg:y="12.282cm">
          <text:p text:style-name="P7">estructu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.82cm" svg:height="1.799cm" svg:x="16.496cm" svg:y="12.176cm">
          <text:p text:style-name="P7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2.143cm" svg:y1="13.234cm" svg:x2="4.392cm" svg:y2="13.234cm">
          <text:p/>
        </draw:line>
        <draw:line draw:style-name="gr4" draw:text-style-name="P9" draw:layer="layout" svg:x1="7.07cm" svg:y1="13.129cm" svg:x2="8.355cm" svg:y2="13.129cm">
          <text:p/>
        </draw:line>
        <draw:line draw:style-name="gr4" draw:text-style-name="P9" draw:layer="layout" svg:x1="10.176cm" svg:y1="13.129cm" svg:x2="11.783cm" svg:y2="13.129cm">
          <text:p/>
        </draw:line>
        <draw:line draw:style-name="gr4" draw:text-style-name="P9" draw:layer="layout" svg:x1="14.889cm" svg:y1="13.129cm" svg:x2="16.496cm" svg:y2="13.129cm">
          <text:p/>
        </draw:line>
        <draw:line draw:style-name="gr4" draw:text-style-name="P9" draw:layer="layout" svg:x1="18.316cm" svg:y1="13.129cm" svg:x2="19.923cm" svg:y2="13.129cm">
          <text:p/>
        </draw:line>
        <draw:custom-shape draw:style-name="gr16" draw:text-style-name="P8" draw:layer="layout" svg:width="2.852cm" svg:height="1.524cm" svg:x="6.913cm" svg:y="15.986cm">
          <text:p text:style-name="P7">base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853cm" svg:height="1.524cm" svg:x="11.83cm" svg:y="15.986cm">
          <text:p text:style-name="P7">tipo_arreglo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1.303cm" svg:height="1.016cm" svg:x="1.762cm" svg:y="14.462cm">
          <draw:text-box>
            <text:p>tipo →base tipo_arreglo</text:p>
          </draw:text-box>
        </draw:frame>
        <draw:line draw:style-name="gr4" draw:text-style-name="P9" draw:layer="layout" svg:x1="3.667cm" svg:y1="16.697cm" svg:x2="6.913cm" svg:y2="16.697cm">
          <text:p/>
        </draw:line>
        <draw:line draw:style-name="gr5" draw:text-style-name="P9" draw:layer="layout" svg:x1="9.765cm" svg:y1="16.697cm" svg:x2="11.929cm" svg:y2="16.697cm">
          <text:p/>
        </draw:line>
        <draw:line draw:style-name="gr4" draw:text-style-name="P9" draw:layer="layout" svg:x1="14.683cm" svg:y1="16.697cm" svg:x2="16.748cm" svg:y2="16.697cm">
          <text:p/>
        </draw:line>
      </draw:page>
      <draw:page draw:name="page2" draw:style-name="dp1" draw:master-page-name="Default">
        <draw:frame draw:style-name="gr18" draw:text-style-name="P5" draw:layer="layout" svg:width="11.303cm" svg:height="1.016cm" svg:x="1.635cm" svg:y="1.127cm">
          <draw:text-box>
            <text:p>base →ent | real | dreal | car | sin</text:p>
          </draw:text-box>
        </draw:frame>
        <draw:custom-shape draw:style-name="gr19" draw:text-style-name="P8" draw:layer="layout" svg:width="1.528cm" svg:height="1.69cm" svg:x="8.969cm" svg:y="2.27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6.362cm" svg:y="3.363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4.025cm" svg:y="4.854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.528cm" svg:height="1.689cm" svg:x="6.362cm" svg:y="6.246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8.879cm" svg:y="7.438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3.126cm" svg:y1="4.158cm" svg:x2="6.362cm" svg:y2="4.158cm">
          <text:p/>
        </draw:line>
        <draw:line draw:style-name="gr21" draw:text-style-name="P7" draw:layer="layout" svg:x1="8.969cm" svg:y1="3.065cm" svg:x2="3.126cm" svg:y2="3.065cm">
          <text:p/>
        </draw:line>
        <draw:line draw:style-name="gr11" draw:text-style-name="P9" draw:layer="layout" svg:x1="3.126cm" svg:y1="3.065cm" svg:x2="3.126cm" svg:y2="8.333cm">
          <text:p/>
        </draw:line>
        <draw:line draw:style-name="gr21" draw:text-style-name="P7" draw:layer="layout" svg:x1="4.025cm" svg:y1="5.749cm" svg:x2="3.126cm" svg:y2="5.749cm">
          <text:p/>
        </draw:line>
        <draw:line draw:style-name="gr21" draw:text-style-name="P7" draw:layer="layout" svg:x1="6.362cm" svg:y1="7.14cm" svg:x2="3.126cm" svg:y2="7.14cm">
          <text:p/>
        </draw:line>
        <draw:line draw:style-name="gr21" draw:text-style-name="P7" draw:layer="layout" svg:x1="8.879cm" svg:y1="8.333cm" svg:x2="3.126cm" svg:y2="8.333cm">
          <text:p/>
        </draw:line>
        <draw:line draw:style-name="gr11" draw:text-style-name="P9" draw:layer="layout" svg:x1="3.126cm" svg:y1="5.749cm" svg:x2="1.508cm" svg:y2="5.749cm">
          <text:p/>
        </draw:line>
        <draw:line draw:style-name="gr11" draw:text-style-name="P9" draw:layer="layout" svg:x1="12.744cm" svg:y1="3.065cm" svg:x2="12.744cm" svg:y2="8.333cm">
          <text:p/>
        </draw:line>
        <draw:line draw:style-name="gr11" draw:text-style-name="P9" draw:layer="layout" svg:x1="12.744cm" svg:y1="3.065cm" svg:x2="10.497cm" svg:y2="3.065cm">
          <text:p/>
        </draw:line>
        <draw:line draw:style-name="gr11" draw:text-style-name="P9" draw:layer="layout" svg:x1="7.89cm" svg:y1="4.258cm" svg:x2="12.744cm" svg:y2="4.258cm">
          <text:p/>
        </draw:line>
        <draw:line draw:style-name="gr11" draw:text-style-name="P9" draw:layer="layout" svg:x1="5.553cm" svg:y1="5.649cm" svg:x2="12.744cm" svg:y2="5.649cm">
          <text:p/>
        </draw:line>
        <draw:line draw:style-name="gr11" draw:text-style-name="P9" draw:layer="layout" svg:x1="7.89cm" svg:y1="7.14cm" svg:x2="12.744cm" svg:y2="7.14cm">
          <text:p/>
        </draw:line>
        <draw:line draw:style-name="gr11" draw:text-style-name="P9" draw:layer="layout" svg:x1="10.407cm" svg:y1="8.333cm" svg:x2="12.744cm" svg:y2="8.333cm">
          <text:p/>
        </draw:line>
        <draw:line draw:style-name="gr4" draw:text-style-name="P9" draw:layer="layout" svg:x1="12.744cm" svg:y1="5.649cm" svg:x2="15.351cm" svg:y2="5.649cm">
          <text:p/>
        </draw:line>
        <draw:frame draw:style-name="gr18" draw:text-style-name="P5" draw:layer="layout" svg:width="11.303cm" svg:height="1.016cm" svg:x="1.254cm" svg:y="8.874cm">
          <draw:text-box>
            <text:p>tipo_arreglo → { [ num ] }</text:p>
          </draw:text-box>
        </draw:frame>
        <draw:custom-shape draw:style-name="gr22" draw:text-style-name="P4" draw:layer="layout" svg:width="1.428cm" svg:height="1.596cm" svg:x="5.338cm" svg:y="10.834cm">
          <text:p text:style-name="P3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8.866cm" svg:y1="11.679cm" svg:x2="6.766cm" svg:y2="11.679cm">
          <text:p/>
        </draw:line>
        <draw:line draw:style-name="gr4" draw:text-style-name="P6" draw:layer="layout" svg:x1="2.651cm" svg:y1="10.271cm" svg:x2="18.272cm" svg:y2="10.365cm">
          <text:p/>
        </draw:line>
        <draw:line draw:style-name="gr4" draw:text-style-name="P6" draw:layer="layout" svg:x1="4.247cm" svg:y1="11.679cm" svg:x2="4.247cm" svg:y2="10.271cm">
          <text:p/>
        </draw:line>
        <draw:line draw:style-name="gr11" draw:text-style-name="P6" draw:layer="layout" svg:x1="4.247cm" svg:y1="11.679cm" svg:x2="5.339cm" svg:y2="11.679cm">
          <text:p/>
        </draw:line>
        <draw:line draw:style-name="gr11" draw:text-style-name="P6" draw:layer="layout" svg:x1="15.669cm" svg:y1="11.679cm" svg:x2="15.669cm" svg:y2="10.365cm">
          <text:p/>
        </draw:line>
        <draw:custom-shape draw:style-name="gr22" draw:text-style-name="P4" draw:layer="layout" svg:width="1.428cm" svg:height="1.596cm" svg:x="8.866cm" svg:y="10.834cm">
          <text:p text:style-name="P3">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3.485cm" svg:y1="11.679cm" svg:x2="10.294cm" svg:y2="11.679cm">
          <text:p/>
        </draw:line>
        <draw:custom-shape draw:style-name="gr22" draw:text-style-name="P4" draw:layer="layout" svg:width="1.428cm" svg:height="1.596cm" svg:x="13.485cm" svg:y="10.834cm">
          <text:p text:style-name="P3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669cm" svg:y1="11.679cm" svg:x2="14.913cm" svg:y2="11.679cm">
          <text:p/>
        </draw:line>
        <draw:frame draw:style-name="gr18" draw:text-style-name="P5" draw:layer="layout" svg:width="11.303cm" svg:height="1.016cm" svg:x="1.508cm" svg:y="12.938cm">
          <draw:text-box>
            <text:p>lista_var → id { , id }</text:p>
          </draw:text-box>
        </draw:frame>
        <draw:custom-shape draw:style-name="gr23" draw:text-style-name="P4" draw:layer="layout" svg:width="1.576cm" svg:height="1.552cm" svg:x="12.103cm" svg:y="14.561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32cm" svg:y1="13.922cm" svg:x2="18.78cm" svg:y2="14.013cm">
          <text:p/>
        </draw:line>
        <draw:line draw:style-name="gr4" draw:text-style-name="P6" draw:layer="layout" svg:x1="10.897cm" svg:y1="15.383cm" svg:x2="10.897cm" svg:y2="14.014cm">
          <text:p/>
        </draw:line>
        <draw:line draw:style-name="gr11" draw:text-style-name="P6" draw:layer="layout" svg:x1="10.897cm" svg:y1="15.383cm" svg:x2="12.103cm" svg:y2="15.383cm">
          <text:p/>
        </draw:line>
        <draw:line draw:style-name="gr11" draw:text-style-name="P6" draw:layer="layout" svg:x1="17.296cm" svg:y1="15.292cm" svg:x2="17.296cm" svg:y2="14.014cm">
          <text:p/>
        </draw:line>
        <draw:line draw:style-name="gr4" draw:text-style-name="P6" draw:layer="layout" svg:x1="17.203cm" svg:y1="15.291cm" svg:x2="13.679cm" svg:y2="15.291cm">
          <text:p/>
        </draw:line>
        <draw:custom-shape draw:style-name="gr24" draw:text-style-name="P4" draw:layer="layout" svg:width="1.577cm" svg:height="1.552cm" svg:x="14.884cm" svg:y="14.47cm">
          <text:p text:style-name="P3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7.296cm" svg:y1="15.291cm" svg:x2="16.461cm" svg:y2="15.291cm">
          <text:p/>
        </draw:line>
        <draw:line draw:style-name="gr4" draw:text-style-name="P6" draw:layer="layout" svg:x1="4.683cm" svg:y1="14.014cm" svg:x2="7.744cm" svg:y2="14.014cm">
          <text:p/>
        </draw:line>
        <draw:custom-shape draw:style-name="gr24" draw:text-style-name="P4" draw:layer="layout" svg:width="1.577cm" svg:height="1.552cm" svg:x="7.743cm" svg:y="13.192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24.003cm" svg:height="1.143cm" svg:x="1.381cm" svg:y="16.748cm">
          <draw:text-box>
            <text:p>funciones → { def tipo id ( argumentos ) inicio declaraciones sentencias fin }</text:p>
          </draw:text-box>
        </draw:frame>
        <draw:line draw:style-name="gr4" draw:text-style-name="P6" draw:layer="layout" svg:x1="1cm" svg:y1="18.272cm" svg:x2="26.94cm" svg:y2="18.399cm">
          <text:p/>
        </draw:line>
        <draw:custom-shape draw:style-name="gr26" draw:text-style-name="P11" draw:layer="layout" svg:width="1.464cm" svg:height="1.259cm" svg:x="19.683cm" svg:y="18.855cm">
          <text:p text:style-name="P10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26.4cm" svg:y1="19.447cm" svg:x2="26.4cm" svg:y2="18.41cm">
          <text:p/>
        </draw:line>
        <draw:line draw:style-name="gr4" draw:text-style-name="P12" draw:layer="layout" svg:x1="26.314cm" svg:y1="19.447cm" svg:x2="23.042cm" svg:y2="19.447cm">
          <text:p/>
        </draw:line>
        <draw:custom-shape draw:style-name="gr27" draw:text-style-name="P11" draw:layer="layout" svg:width="1.464cm" svg:height="1.26cm" svg:x="24.161cm" svg:y="18.78cm">
          <text:p text:style-name="P10">d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26.4cm" svg:y1="19.447cm" svg:x2="25.625cm" svg:y2="19.447cm">
          <text:p/>
        </draw:line>
        <draw:custom-shape draw:style-name="gr28" draw:text-style-name="P11" draw:layer="layout" svg:width="1.292cm" svg:height="1.111cm" svg:x="21.75cm" svg:y="18.929cm">
          <text:p text:style-name="P10">tipo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9.597cm" svg:y1="19.521cm" svg:x2="16.325cm" svg:y2="19.521cm">
          <text:p/>
        </draw:line>
        <draw:custom-shape draw:style-name="gr26" draw:text-style-name="P11" draw:layer="layout" svg:width="1.464cm" svg:height="1.259cm" svg:x="17.444cm" svg:y="18.855cm">
          <text:p text:style-name="P10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9.683cm" svg:y1="19.521cm" svg:x2="18.908cm" svg:y2="19.521cm">
          <text:p/>
        </draw:line>
        <draw:custom-shape draw:style-name="gr29" draw:text-style-name="P14" draw:layer="layout" svg:width="1.981cm" svg:height="1.111cm" svg:x="14.344cm" svg:y="19.003cm">
          <text:p text:style-name="P13">argumentos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2.105cm" svg:y="18.929cm">
          <text:p text:style-name="P10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2.019cm" svg:y1="19.595cm" svg:x2="8.747cm" svg:y2="19.595cm">
          <text:p/>
        </draw:line>
        <draw:custom-shape draw:style-name="gr26" draw:text-style-name="P11" draw:layer="layout" svg:width="1.464cm" svg:height="1.259cm" svg:x="9.866cm" svg:y="18.929cm">
          <text:p text:style-name="P10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2.105cm" svg:y1="19.595cm" svg:x2="11.33cm" svg:y2="19.595cm">
          <text:p/>
        </draw:line>
        <draw:line draw:style-name="gr4" draw:text-style-name="P12" draw:layer="layout" svg:x1="14.348cm" svg:y1="19.553cm" svg:x2="13.573cm" svg:y2="19.553cm">
          <text:p/>
        </draw:line>
        <draw:line draw:style-name="gr4" draw:text-style-name="P12" draw:layer="layout" svg:x1="21.828cm" svg:y1="19.553cm" svg:x2="21.066cm" svg:y2="19.553cm">
          <text:p/>
        </draw:line>
        <draw:custom-shape draw:style-name="gr29" draw:text-style-name="P14" draw:layer="layout" svg:width="1.981cm" svg:height="1.111cm" svg:x="6.724cm" svg:y="19.045cm">
          <text:p text:style-name="P13">declaraciones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6.728cm" svg:y1="19.595cm" svg:x2="5.953cm" svg:y2="19.595cm">
          <text:p/>
        </draw:line>
        <draw:custom-shape draw:style-name="gr29" draw:text-style-name="P14" draw:layer="layout" svg:width="1.981cm" svg:height="1.111cm" svg:x="3.972cm" svg:y="19.077cm">
          <text:p text:style-name="P13">sentencias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3.976cm" svg:y1="19.627cm" svg:x2="3.201cm" svg:y2="19.627cm">
          <text:p/>
        </draw:line>
        <draw:custom-shape draw:style-name="gr26" draw:text-style-name="P11" draw:layer="layout" svg:width="1.464cm" svg:height="1.259cm" svg:x="1.762cm" svg:y="19.034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.254cm" svg:y1="19.669cm" svg:x2="1.254cm" svg:y2="18.272cm">
          <text:p/>
        </draw:line>
        <draw:line draw:style-name="gr11" draw:text-style-name="P6" draw:layer="layout" svg:x1="1.254cm" svg:y1="19.669cm" svg:x2="1.762cm" svg:y2="19.669cm">
          <text:p/>
        </draw:line>
      </draw:page>
      <draw:page draw:name="page3" draw:style-name="dp1" draw:master-page-name="Default">
        <draw:frame draw:style-name="gr18" draw:text-style-name="P5" draw:layer="layout" svg:width="11.303cm" svg:height="1.016cm" svg:x="1cm" svg:y="1cm">
          <draw:text-box>
            <text:p>argumentos → lista_arg | sin</text:p>
          </draw:text-box>
        </draw:frame>
        <draw:custom-shape draw:style-name="gr30" draw:text-style-name="P8" draw:layer="layout" svg:width="1.25cm" svg:height="1.27cm" svg:x="12.557cm" svg:y="3.032cm">
          <text:p text:style-name="P7">s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89cm" svg:y1="2.016cm" svg:x2="12.557cm" svg:y2="2.016cm">
          <text:p/>
        </draw:line>
        <draw:line draw:style-name="gr21" draw:text-style-name="P3" draw:layer="layout" svg:x1="12.557cm" svg:y1="3.794cm" svg:x2="9.89cm" svg:y2="3.794cm">
          <text:p/>
        </draw:line>
        <draw:line draw:style-name="gr11" draw:text-style-name="P6" draw:layer="layout" svg:x1="14.462cm" svg:y1="2.143cm" svg:x2="15.478cm" svg:y2="2.143cm">
          <text:p/>
        </draw:line>
        <draw:line draw:style-name="gr4" draw:text-style-name="P6" draw:layer="layout" svg:x1="15.478cm" svg:y1="2.905cm" svg:x2="17.129cm" svg:y2="2.905cm">
          <text:p/>
        </draw:line>
        <draw:custom-shape draw:style-name="gr29" draw:text-style-name="P14" draw:layer="layout" svg:width="1.981cm" svg:height="1.111cm" svg:x="12.557cm" svg:y="1.508cm">
          <text:p text:style-name="P13">lista_arg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89cm" svg:y1="2.016cm" svg:x2="9.89cm" svg:y2="3.794cm">
          <text:p/>
        </draw:line>
        <draw:line draw:style-name="gr11" draw:text-style-name="P6" draw:layer="layout" svg:x1="15.478cm" svg:y1="2.143cm" svg:x2="15.478cm" svg:y2="3.794cm">
          <text:p/>
        </draw:line>
        <draw:line draw:style-name="gr11" draw:text-style-name="P6" draw:layer="layout" svg:x1="13.827cm" svg:y1="3.794cm" svg:x2="15.478cm" svg:y2="3.794cm">
          <text:p/>
        </draw:line>
        <draw:line draw:style-name="gr11" draw:text-style-name="P6" draw:layer="layout" svg:x1="9.89cm" svg:y1="2.905cm" svg:x2="7.223cm" svg:y2="2.905cm">
          <text:p/>
        </draw:line>
        <draw:frame draw:style-name="gr18" draw:text-style-name="P5" draw:layer="layout" svg:width="11.303cm" svg:height="1.016cm" svg:x="1cm" svg:y="4.302cm">
          <draw:text-box>
            <text:p>lista_arg → arg { , arg }</text:p>
          </draw:text-box>
        </draw:frame>
        <draw:custom-shape draw:style-name="gr23" draw:text-style-name="P4" draw:layer="layout" svg:width="1.576cm" svg:height="1.552cm" svg:x="12.357cm" svg:y="6.306cm">
          <text:p text:style-name="P3">ar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574cm" svg:y1="5.667cm" svg:x2="19.034cm" svg:y2="5.758cm">
          <text:p/>
        </draw:line>
        <draw:line draw:style-name="gr4" draw:text-style-name="P6" draw:layer="layout" svg:x1="11.151cm" svg:y1="7.128cm" svg:x2="11.151cm" svg:y2="5.759cm">
          <text:p/>
        </draw:line>
        <draw:line draw:style-name="gr11" draw:text-style-name="P6" draw:layer="layout" svg:x1="11.151cm" svg:y1="7.128cm" svg:x2="12.357cm" svg:y2="7.128cm">
          <text:p/>
        </draw:line>
        <draw:line draw:style-name="gr11" draw:text-style-name="P6" draw:layer="layout" svg:x1="17.55cm" svg:y1="7.037cm" svg:x2="17.55cm" svg:y2="5.759cm">
          <text:p/>
        </draw:line>
        <draw:line draw:style-name="gr4" draw:text-style-name="P6" draw:layer="layout" svg:x1="17.457cm" svg:y1="7.036cm" svg:x2="13.933cm" svg:y2="7.036cm">
          <text:p/>
        </draw:line>
        <draw:custom-shape draw:style-name="gr24" draw:text-style-name="P4" draw:layer="layout" svg:width="1.577cm" svg:height="1.552cm" svg:x="15.138cm" svg:y="6.215cm">
          <text:p text:style-name="P3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7.55cm" svg:y1="7.036cm" svg:x2="16.715cm" svg:y2="7.036cm">
          <text:p/>
        </draw:line>
        <draw:line draw:style-name="gr4" draw:text-style-name="P6" draw:layer="layout" svg:x1="4.937cm" svg:y1="5.759cm" svg:x2="7.998cm" svg:y2="5.759cm">
          <text:p/>
        </draw:line>
        <draw:custom-shape draw:style-name="gr24" draw:text-style-name="P4" draw:layer="layout" svg:width="1.577cm" svg:height="1.552cm" svg:x="7.985cm" svg:y="4.909cm">
          <text:p text:style-name="P3">ar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9cm" svg:height="1.411cm" svg:x="8.16cm" svg:y="8.733cm">
          <text:p text:style-name="P1">tipo_arg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921cm" svg:height="0.962cm" svg:x="2.27cm" svg:y="7.604cm">
          <draw:text-box>
            <text:p>arg → tipo_arg id</text:p>
          </draw:text-box>
        </draw:frame>
        <draw:line draw:style-name="gr4" draw:text-style-name="P6" draw:layer="layout" svg:x1="4.111cm" svg:y1="9.391cm" svg:x2="8.16cm" svg:y2="9.391cm">
          <text:p/>
        </draw:line>
        <draw:line draw:style-name="gr5" draw:text-style-name="P6" draw:layer="layout" svg:x1="11.719cm" svg:y1="9.391cm" svg:x2="14.419cm" svg:y2="9.391cm">
          <text:p/>
        </draw:line>
        <draw:line draw:style-name="gr4" draw:text-style-name="P6" draw:layer="layout" svg:x1="15.986cm" svg:y1="9.382cm" svg:x2="18.563cm" svg:y2="9.382cm">
          <text:p/>
        </draw:line>
        <draw:custom-shape draw:style-name="gr23" draw:text-style-name="P4" draw:layer="layout" svg:width="1.576cm" svg:height="1.552cm" svg:x="14.41cm" svg:y="8.592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9cm" svg:height="1.411cm" svg:x="8.541cm" svg:y="12.684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8cm" svg:height="1.411cm" svg:x="14.677cm" svg:y="12.684cm">
          <text:p text:style-name="P3">param_ar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921cm" svg:height="0.962cm" svg:x="2.143cm" svg:y="10.906cm">
          <draw:text-box>
            <text:p>tipo_arg →base param_arr</text:p>
          </draw:text-box>
        </draw:frame>
        <draw:line draw:style-name="gr4" draw:text-style-name="P6" draw:layer="layout" svg:x1="4.492cm" svg:y1="13.342cm" svg:x2="8.541cm" svg:y2="13.342cm">
          <text:p/>
        </draw:line>
        <draw:line draw:style-name="gr5" draw:text-style-name="P6" draw:layer="layout" svg:x1="12.1cm" svg:y1="13.342cm" svg:x2="14.8cm" svg:y2="13.342cm">
          <text:p/>
        </draw:line>
        <draw:line draw:style-name="gr4" draw:text-style-name="P6" draw:layer="layout" svg:x1="18.235cm" svg:y1="13.342cm" svg:x2="20.812cm" svg:y2="13.342cm">
          <text:p/>
        </draw:line>
        <draw:frame draw:style-name="gr18" draw:text-style-name="P5" draw:layer="layout" svg:width="11.303cm" svg:height="1.016cm" svg:x="3.097cm" svg:y="15.478cm">
          <draw:text-box>
            <text:p>param_arr→ { [ ] }</text:p>
          </draw:text-box>
        </draw:frame>
        <draw:custom-shape draw:style-name="gr23" draw:text-style-name="P4" draw:layer="layout" svg:width="1.576cm" svg:height="1.552cm" svg:x="12.738cm" svg:y="17.609cm">
          <text:p text:style-name="P3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447cm" svg:y1="17.002cm" svg:x2="19.415cm" svg:y2="17.062cm">
          <text:p/>
        </draw:line>
        <draw:line draw:style-name="gr4" draw:text-style-name="P6" draw:layer="layout" svg:x1="11.532cm" svg:y1="18.431cm" svg:x2="11.532cm" svg:y2="17.062cm">
          <text:p/>
        </draw:line>
        <draw:line draw:style-name="gr11" draw:text-style-name="P6" draw:layer="layout" svg:x1="11.532cm" svg:y1="18.431cm" svg:x2="12.738cm" svg:y2="18.431cm">
          <text:p/>
        </draw:line>
        <draw:line draw:style-name="gr11" draw:text-style-name="P6" draw:layer="layout" svg:x1="17.931cm" svg:y1="18.34cm" svg:x2="17.931cm" svg:y2="17.062cm">
          <text:p/>
        </draw:line>
        <draw:line draw:style-name="gr4" draw:text-style-name="P6" draw:layer="layout" svg:x1="17.838cm" svg:y1="18.339cm" svg:x2="14.314cm" svg:y2="18.339cm">
          <text:p/>
        </draw:line>
        <draw:custom-shape draw:style-name="gr24" draw:text-style-name="P4" draw:layer="layout" svg:width="1.577cm" svg:height="1.552cm" svg:x="15.519cm" svg:y="17.518cm">
          <text:p text:style-name="P3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7.931cm" svg:y1="18.339cm" svg:x2="17.096cm" svg:y2="18.339cm">
          <text:p/>
        </draw:line>
      </draw:page>
      <draw:page draw:name="page4" draw:style-name="dp1" draw:master-page-name="Default">
        <draw:frame draw:style-name="gr18" draw:text-style-name="P5" draw:layer="layout" svg:width="11.303cm" svg:height="1.016cm" svg:x="1.635cm" svg:y="1.381cm">
          <draw:text-box>
            <text:p>sentencias → sentencia { sentencia }</text:p>
          </draw:text-box>
        </draw:frame>
        <draw:line draw:style-name="gr4" draw:text-style-name="P6" draw:layer="layout" svg:x1="11.164cm" svg:y1="2.943cm" svg:x2="18.653cm" svg:y2="3.026cm">
          <text:p/>
        </draw:line>
        <draw:line draw:style-name="gr4" draw:text-style-name="P6" draw:layer="layout" svg:x1="12.412cm" svg:y1="4.264cm" svg:x2="12.412cm" svg:y2="3.025cm">
          <text:p/>
        </draw:line>
        <draw:line draw:style-name="gr11" draw:text-style-name="P6" draw:layer="layout" svg:x1="12.412cm" svg:y1="4.264cm" svg:x2="13.366cm" svg:y2="4.264cm">
          <text:p/>
        </draw:line>
        <draw:line draw:style-name="gr11" draw:text-style-name="P6" draw:layer="layout" svg:x1="17.478cm" svg:y1="4.181cm" svg:x2="17.478cm" svg:y2="3.025cm">
          <text:p/>
        </draw:line>
        <draw:line draw:style-name="gr4" draw:text-style-name="P6" draw:layer="layout" svg:x1="17.478cm" svg:y1="4.182cm" svg:x2="15.536cm" svg:y2="4.121cm">
          <text:p/>
        </draw:line>
        <draw:line draw:style-name="gr4" draw:text-style-name="P6" draw:layer="layout" svg:x1="6.588cm" svg:y1="2.971cm" svg:x2="9.011cm" svg:y2="2.971cm">
          <text:p/>
        </draw:line>
        <draw:custom-shape draw:style-name="gr31" draw:text-style-name="P14" draw:layer="layout" svg:width="2.172cm" svg:height="1.264cm" svg:x="13.324cm" svg:y="3.546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172cm" svg:height="1.264cm" svg:x="9.001cm" svg:y="2.397cm">
          <text:p text:style-name="P13">sentencia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20.066cm" svg:height="11.938cm" svg:x="3.921cm" svg:y="8.747cm">
          <draw:text-box>
            <text:p>sentencia → <text:s text:c="2"/>si e_bool entonces sentencia fin</text:p>
            <text:p><text:tab/><text:tab/><text:tab/>| si e_bool entonces sentencia sino sentencia fin</text:p>
            <text:p><text:tab/><text:tab/><text:tab/>| mientras e_bool hacer sentencia fin</text:p>
            <text:p><text:tab/><text:tab/><text:tab/>| hacer sentencia mientras e_bool ;</text:p>
            <text:p><text:tab/><text:tab/><text:tab/>| segun ( variable ) hacer casos predeterminado fin</text:p>
            <text:p><text:tab/><text:tab/><text:tab/>| variable := expresion ;</text:p>
            <text:p><text:tab/><text:tab/><text:tab/>| escribir expresion ;</text:p>
            <text:p><text:tab/><text:tab/><text:tab/>| leer variable ;</text:p>
            <text:p><text:tab/><text:tab/><text:tab/>| devolver ;</text:p>
            <text:p><text:tab/><text:tab/><text:tab/>| devolver expresion ;</text:p>
            <text:p><text:tab/><text:tab/><text:tab/>| terminar ;</text:p>
            <text:p><text:tab/><text:tab/><text:tab/>| inicio sentencias fin</text:p>
          </draw:text-box>
        </draw:frame>
      </draw:page>
      <draw:page draw:name="page5" draw:style-name="dp1" draw:master-page-name="Default">
        <draw:custom-shape draw:style-name="gr26" draw:text-style-name="P11" draw:layer="layout" svg:width="1.464cm" svg:height="1.259cm" svg:x="15.732cm" svg:y="1.635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10.144cm" svg:y="1.635cm">
          <text:p text:style-name="P10">ento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3.065cm" svg:y="1.751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7.401cm" svg:y="1.751cm">
          <text:p text:style-name="P13">e_bool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5.191cm" svg:y="1.635cm">
          <text:p text:style-name="P10">si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6" draw:text-style-name="P11" draw:layer="layout" svg:width="1.464cm" svg:height="1.259cm" svg:x="15.732cm" svg:y="3.159cm">
          <text:p text:style-name="P10">s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10.144cm" svg:y="3.159cm">
          <text:p text:style-name="P10">ento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3.065cm" svg:y="3.275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7.401cm" svg:y="3.275cm">
          <text:p text:style-name="P13">e_bool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5.191cm" svg:y="3.159cm">
          <text:p text:style-name="P10">si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6" draw:text-style-name="P11" draw:layer="layout" svg:width="1.464cm" svg:height="1.259cm" svg:x="20.618cm" svg:y="3.159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7.951cm" svg:y="3.275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5.792cm" svg:y="4.799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10.144cm" svg:y="4.799cm">
          <text:p text:style-name="P10">ha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3.065cm" svg:y="4.915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7.401cm" svg:y="4.915cm">
          <text:p text:style-name="P13">e_bool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464cm" svg:height="1.259cm" svg:x="5.191cm" svg:y="4.799cm">
          <text:p text:style-name="P15"><text:span text:style-name="T1">mi</text:span><text:span text:style-name="T1">ent</text:span><text:span text:style-name="T1">ras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6" draw:text-style-name="P11" draw:layer="layout" svg:width="1.464cm" svg:height="1.259cm" svg:x="5.318cm" svg:y="7.858cm">
          <text:p text:style-name="P10">seg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10.204cm" svg:y="6.334cm">
          <text:p text:style-name="P10">mientr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3.125cm" svg:y="6.45cm">
          <text:p text:style-name="P13">e_bool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9.306cm" svg:y="7.974cm">
          <text:p text:style-name="P13">variable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5.251cm" svg:y="6.334cm">
          <text:p text:style-name="P10">hacer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6" draw:text-style-name="P11" draw:layer="layout" svg:width="1.464cm" svg:height="1.259cm" svg:x="7.35cm" svg:y="7.858cm">
          <text:p text:style-name="P10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464cm" svg:height="1.259cm" svg:x="11.795cm" svg:y="7.858cm">
          <text:p text:style-name="P10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464cm" svg:height="1.259cm" svg:x="13.633cm" svg:y="7.847cm">
          <text:p text:style-name="P10">ha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5.656cm" svg:y="7.879cm">
          <text:p text:style-name="P13">casos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7.425cm" svg:y="6.401cm">
          <text:p text:style-name="P13">sentencia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5.792cm" svg:y="6.334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2.362cm" svg:height="1.122cm" svg:x="18.323cm" svg:y="7.879cm">
          <text:p text:style-name="P13">predeterminado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21.253cm" svg:y="7.731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8.045cm" svg:y="9.509cm">
          <text:p text:style-name="P10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10.966cm" svg:y="9.625cm">
          <text:p text:style-name="P13">expresion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981cm" svg:height="1.111cm" svg:x="5.266cm" svg:y="9.576cm">
          <text:p text:style-name="P13">variable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3.633cm" svg:y="9.509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5.191cm" svg:y="11.149cm">
          <text:p text:style-name="P10">escrib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8.112cm" svg:y="11.265cm">
          <text:p text:style-name="P13">expresion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0.779cm" svg:y="11.149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5.191cm" svg:y="12.546cm">
          <text:p text:style-name="P10">le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8.112cm" svg:y="12.662cm">
          <text:p text:style-name="P13">variable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0.779cm" svg:y="12.546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845cm" svg:height="1.259cm" svg:x="4.937cm" svg:y="13.954cm">
          <text:p text:style-name="P10">devol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464cm" svg:height="1.259cm" svg:x="7.918cm" svg:y="13.943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1.972cm" svg:height="1.259cm" svg:x="4.997cm" svg:y="15.34cm">
          <text:p text:style-name="P10">termi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464cm" svg:height="1.259cm" svg:x="7.985cm" svg:y="15.389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5.064cm" svg:y="16.902cm">
          <text:p text:style-name="P10">devol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7.985cm" svg:y="17.018cm">
          <text:p text:style-name="P13">expresion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0.652cm" svg:y="16.902cm">
          <text:p text:style-name="P10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905cm" svg:height="1.259cm" svg:x="5.064cm" svg:y="18.437cm">
          <text:p text:style-name="P10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81cm" svg:height="1.111cm" svg:x="7.985cm" svg:y="18.553cm">
          <text:p text:style-name="P13">sentencias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464cm" svg:height="1.259cm" svg:x="10.652cm" svg:y="18.437cm">
          <text:p text:style-name="P10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3.286cm" svg:y1="2.143cm" svg:x2="3.286cm" svg:y2="19.161cm">
          <text:p/>
        </draw:line>
        <draw:line draw:style-name="gr21" draw:text-style-name="P3" draw:layer="layout" svg:x1="5.191cm" svg:y1="2.397cm" svg:x2="3.286cm" svg:y2="2.27cm">
          <text:p/>
        </draw:line>
        <draw:line draw:style-name="gr21" draw:text-style-name="P3" draw:layer="layout" svg:x1="5.191cm" svg:y1="3.921cm" svg:x2="3.286cm" svg:y2="3.921cm">
          <text:p/>
        </draw:line>
        <draw:line draw:style-name="gr21" draw:text-style-name="P3" draw:layer="layout" svg:x1="5.191cm" svg:y1="5.572cm" svg:x2="3.286cm" svg:y2="5.572cm">
          <text:p/>
        </draw:line>
        <draw:line draw:style-name="gr21" draw:text-style-name="P3" draw:layer="layout" svg:x1="5.191cm" svg:y1="7.096cm" svg:x2="3.286cm" svg:y2="7.096cm">
          <text:p/>
        </draw:line>
        <draw:line draw:style-name="gr21" draw:text-style-name="P3" draw:layer="layout" svg:x1="5.318cm" svg:y1="8.62cm" svg:x2="3.286cm" svg:y2="8.62cm">
          <text:p/>
        </draw:line>
        <draw:line draw:style-name="gr21" draw:text-style-name="P3" draw:layer="layout" svg:x1="5.318cm" svg:y1="10.271cm" svg:x2="3.286cm" svg:y2="10.271cm">
          <text:p/>
        </draw:line>
        <draw:line draw:style-name="gr21" draw:text-style-name="P3" draw:layer="layout" svg:x1="5.191cm" svg:y1="11.922cm" svg:x2="3.286cm" svg:y2="11.922cm">
          <text:p/>
        </draw:line>
        <draw:line draw:style-name="gr21" draw:text-style-name="P3" draw:layer="layout" svg:x1="5.191cm" svg:y1="13.319cm" svg:x2="3.286cm" svg:y2="13.319cm">
          <text:p/>
        </draw:line>
        <draw:line draw:style-name="gr21" draw:text-style-name="P3" draw:layer="layout" svg:x1="4.937cm" svg:y1="14.716cm" svg:x2="3.286cm" svg:y2="14.716cm">
          <text:p/>
        </draw:line>
        <draw:line draw:style-name="gr21" draw:text-style-name="P3" draw:layer="layout" svg:x1="5.064cm" svg:y1="16.113cm" svg:x2="3.286cm" svg:y2="16.113cm">
          <text:p/>
        </draw:line>
        <draw:line draw:style-name="gr21" draw:text-style-name="P3" draw:layer="layout" svg:x1="5.064cm" svg:y1="17.637cm" svg:x2="3.286cm" svg:y2="17.637cm">
          <text:p/>
        </draw:line>
        <draw:line draw:style-name="gr21" draw:text-style-name="P3" draw:layer="layout" svg:x1="5.064cm" svg:y1="19.161cm" svg:x2="3.286cm" svg:y2="19.288cm">
          <text:p/>
        </draw:line>
        <draw:line draw:style-name="gr21" draw:text-style-name="P3" draw:layer="layout" svg:x1="7.477cm" svg:y1="2.397cm" svg:x2="6.715cm" svg:y2="2.397cm">
          <text:p/>
        </draw:line>
        <draw:line draw:style-name="gr21" draw:text-style-name="P3" draw:layer="layout" svg:x1="7.477cm" svg:y1="3.921cm" svg:x2="6.715cm" svg:y2="3.921cm">
          <text:p/>
        </draw:line>
        <draw:line draw:style-name="gr11" draw:text-style-name="P6" draw:layer="layout" svg:x1="3.286cm" svg:y1="10.144cm" svg:x2="1.381cm" svg:y2="10.144cm">
          <text:p/>
        </draw:line>
        <draw:line draw:style-name="gr11" draw:text-style-name="P6" draw:layer="layout" svg:x1="23.733cm" svg:y1="2.27cm" svg:x2="23.733cm" svg:y2="19.288cm">
          <text:p/>
        </draw:line>
        <draw:line draw:style-name="gr21" draw:text-style-name="P3" draw:layer="layout" svg:x1="26.4cm" svg:y1="9.636cm" svg:x2="23.733cm" svg:y2="9.636cm">
          <text:p/>
        </draw:line>
        <draw:line draw:style-name="gr21" draw:text-style-name="P3" draw:layer="layout" svg:x1="7.477cm" svg:y1="5.572cm" svg:x2="6.715cm" svg:y2="5.572cm">
          <text:p/>
        </draw:line>
        <draw:line draw:style-name="gr21" draw:text-style-name="P3" draw:layer="layout" svg:x1="7.477cm" svg:y1="7.096cm" svg:x2="6.715cm" svg:y2="7.096cm">
          <text:p/>
        </draw:line>
        <draw:line draw:style-name="gr21" draw:text-style-name="P3" draw:layer="layout" svg:x1="7.35cm" svg:y1="8.62cm" svg:x2="6.715cm" svg:y2="8.62cm">
          <text:p/>
        </draw:line>
        <draw:line draw:style-name="gr21" draw:text-style-name="P3" draw:layer="layout" svg:x1="8.112cm" svg:y1="10.271cm" svg:x2="7.223cm" svg:y2="10.271cm">
          <text:p/>
        </draw:line>
        <draw:line draw:style-name="gr21" draw:text-style-name="P3" draw:layer="layout" svg:x1="8.112cm" svg:y1="11.922cm" svg:x2="7.096cm" svg:y2="11.922cm">
          <text:p/>
        </draw:line>
        <draw:line draw:style-name="gr21" draw:text-style-name="P3" draw:layer="layout" svg:x1="21.32cm" svg:y1="8.239cm" svg:x2="20.685cm" svg:y2="8.239cm">
          <text:p/>
        </draw:line>
        <draw:line draw:style-name="gr21" draw:text-style-name="P3" draw:layer="layout" svg:x1="10.144cm" svg:y1="2.397cm" svg:x2="9.382cm" svg:y2="2.397cm">
          <text:p/>
        </draw:line>
        <draw:line draw:style-name="gr21" draw:text-style-name="P3" draw:layer="layout" svg:x1="13.065cm" svg:y1="2.397cm" svg:x2="12.049cm" svg:y2="2.397cm">
          <text:p/>
        </draw:line>
        <draw:line draw:style-name="gr21" draw:text-style-name="P3" draw:layer="layout" svg:x1="15.732cm" svg:y1="2.27cm" svg:x2="15.097cm" svg:y2="2.27cm">
          <text:p/>
        </draw:line>
        <draw:line draw:style-name="gr21" draw:text-style-name="P3" draw:layer="layout" svg:x1="17.891cm" svg:y1="3.794cm" svg:x2="17.256cm" svg:y2="3.794cm">
          <text:p/>
        </draw:line>
        <draw:line draw:style-name="gr21" draw:text-style-name="P3" draw:layer="layout" svg:x1="20.685cm" svg:y1="3.794cm" svg:x2="19.923cm" svg:y2="3.794cm">
          <text:p/>
        </draw:line>
        <draw:line draw:style-name="gr21" draw:text-style-name="P3" draw:layer="layout" svg:x1="15.732cm" svg:y1="3.794cm" svg:x2="14.97cm" svg:y2="3.794cm">
          <text:p/>
        </draw:line>
        <draw:line draw:style-name="gr21" draw:text-style-name="P3" draw:layer="layout" svg:x1="13.065cm" svg:y1="3.921cm" svg:x2="12.049cm" svg:y2="3.921cm">
          <text:p/>
        </draw:line>
        <draw:line draw:style-name="gr21" draw:text-style-name="P3" draw:layer="layout" svg:x1="10.144cm" svg:y1="3.921cm" svg:x2="9.382cm" svg:y2="3.921cm">
          <text:p/>
        </draw:line>
        <draw:line draw:style-name="gr21" draw:text-style-name="P3" draw:layer="layout" svg:x1="15.859cm" svg:y1="5.445cm" svg:x2="14.97cm" svg:y2="5.445cm">
          <text:p/>
        </draw:line>
        <draw:line draw:style-name="gr21" draw:text-style-name="P3" draw:layer="layout" svg:x1="13.065cm" svg:y1="5.318cm" svg:x2="12.049cm" svg:y2="5.318cm">
          <text:p/>
        </draw:line>
        <draw:line draw:style-name="gr21" draw:text-style-name="P3" draw:layer="layout" svg:x1="10.271cm" svg:y1="5.572cm" svg:x2="9.382cm" svg:y2="5.572cm">
          <text:p/>
        </draw:line>
        <draw:line draw:style-name="gr21" draw:text-style-name="P3" draw:layer="layout" svg:x1="15.732cm" svg:y1="6.969cm" svg:x2="15.097cm" svg:y2="6.969cm">
          <text:p/>
        </draw:line>
        <draw:line draw:style-name="gr21" draw:text-style-name="P3" draw:layer="layout" svg:x1="13.065cm" svg:y1="6.969cm" svg:x2="12.176cm" svg:y2="6.969cm">
          <text:p/>
        </draw:line>
        <draw:line draw:style-name="gr21" draw:text-style-name="P3" draw:layer="layout" svg:x1="10.144cm" svg:y1="7.096cm" svg:x2="9.382cm" svg:y2="7.096cm">
          <text:p/>
        </draw:line>
        <draw:line draw:style-name="gr21" draw:text-style-name="P3" draw:layer="layout" svg:x1="9.382cm" svg:y1="8.493cm" svg:x2="8.747cm" svg:y2="8.493cm">
          <text:p/>
        </draw:line>
        <draw:line draw:style-name="gr21" draw:text-style-name="P3" draw:layer="layout" svg:x1="11.795cm" svg:y1="8.493cm" svg:x2="11.287cm" svg:y2="8.493cm">
          <text:p/>
        </draw:line>
        <draw:line draw:style-name="gr21" draw:text-style-name="P3" draw:layer="layout" svg:x1="13.827cm" svg:y1="8.493cm" svg:x2="13.192cm" svg:y2="8.493cm">
          <text:p/>
        </draw:line>
        <draw:line draw:style-name="gr21" draw:text-style-name="P3" draw:layer="layout" svg:x1="15.732cm" svg:y1="8.493cm" svg:x2="15.097cm" svg:y2="8.493cm">
          <text:p/>
        </draw:line>
        <draw:line draw:style-name="gr21" draw:text-style-name="P3" draw:layer="layout" svg:x1="18.399cm" svg:y1="8.493cm" svg:x2="17.637cm" svg:y2="8.493cm">
          <text:p/>
        </draw:line>
        <draw:line draw:style-name="gr21" draw:text-style-name="P3" draw:layer="layout" svg:x1="10.906cm" svg:y1="10.271cm" svg:x2="9.89cm" svg:y2="10.271cm">
          <text:p/>
        </draw:line>
        <draw:line draw:style-name="gr21" draw:text-style-name="P3" draw:layer="layout" svg:x1="13.7cm" svg:y1="10.144cm" svg:x2="12.811cm" svg:y2="10.144cm">
          <text:p/>
        </draw:line>
        <draw:line draw:style-name="gr21" draw:text-style-name="P3" draw:layer="layout" svg:x1="10.779cm" svg:y1="11.922cm" svg:x2="10.017cm" svg:y2="11.922cm">
          <text:p/>
        </draw:line>
        <draw:line draw:style-name="gr21" draw:text-style-name="P3" draw:layer="layout" svg:x1="10.779cm" svg:y1="13.319cm" svg:x2="10.144cm" svg:y2="13.319cm">
          <text:p/>
        </draw:line>
        <draw:line draw:style-name="gr21" draw:text-style-name="P3" draw:layer="layout" svg:x1="8.112cm" svg:y1="13.319cm" svg:x2="7.096cm" svg:y2="13.319cm">
          <text:p/>
        </draw:line>
        <draw:line draw:style-name="gr21" draw:text-style-name="P3" draw:layer="layout" svg:x1="7.858cm" svg:y1="14.716cm" svg:x2="6.715cm" svg:y2="14.716cm">
          <text:p/>
        </draw:line>
        <draw:line draw:style-name="gr21" draw:text-style-name="P3" draw:layer="layout" svg:x1="7.985cm" svg:y1="15.986cm" svg:x2="6.969cm" svg:y2="15.986cm">
          <text:p/>
        </draw:line>
        <draw:line draw:style-name="gr21" draw:text-style-name="P3" draw:layer="layout" svg:x1="7.985cm" svg:y1="17.764cm" svg:x2="6.969cm" svg:y2="17.764cm">
          <text:p/>
        </draw:line>
        <draw:line draw:style-name="gr21" draw:text-style-name="P3" draw:layer="layout" svg:x1="10.652cm" svg:y1="17.637cm" svg:x2="9.89cm" svg:y2="17.637cm">
          <text:p/>
        </draw:line>
        <draw:line draw:style-name="gr21" draw:text-style-name="P3" draw:layer="layout" svg:x1="10.652cm" svg:y1="19.288cm" svg:x2="9.89cm" svg:y2="19.288cm">
          <text:p/>
        </draw:line>
        <draw:line draw:style-name="gr21" draw:text-style-name="P3" draw:layer="layout" svg:x1="7.985cm" svg:y1="19.034cm" svg:x2="6.969cm" svg:y2="19.161cm">
          <text:p/>
        </draw:line>
        <draw:line draw:style-name="gr11" draw:text-style-name="P6" draw:layer="layout" svg:x1="17.256cm" svg:y1="2.27cm" svg:x2="23.733cm" svg:y2="2.397cm">
          <text:p/>
        </draw:line>
        <draw:line draw:style-name="gr11" draw:text-style-name="P6" draw:layer="layout" svg:x1="22.082cm" svg:y1="3.794cm" svg:x2="23.733cm" svg:y2="3.794cm">
          <text:p/>
        </draw:line>
        <draw:line draw:style-name="gr11" draw:text-style-name="P6" draw:layer="layout" svg:x1="17.256cm" svg:y1="5.445cm" svg:x2="23.733cm" svg:y2="5.445cm">
          <text:p/>
        </draw:line>
        <draw:line draw:style-name="gr11" draw:text-style-name="P6" draw:layer="layout" svg:x1="17.256cm" svg:y1="6.969cm" svg:x2="23.733cm" svg:y2="6.969cm">
          <text:p/>
        </draw:line>
        <draw:line draw:style-name="gr11" draw:text-style-name="P6" draw:layer="layout" svg:x1="22.717cm" svg:y1="8.239cm" svg:x2="23.733cm" svg:y2="8.239cm">
          <text:p/>
        </draw:line>
        <draw:line draw:style-name="gr11" draw:text-style-name="P6" draw:layer="layout" svg:x1="15.097cm" svg:y1="10.144cm" svg:x2="23.733cm" svg:y2="10.144cm">
          <text:p/>
        </draw:line>
        <draw:line draw:style-name="gr11" draw:text-style-name="P6" draw:layer="layout" svg:x1="12.176cm" svg:y1="11.795cm" svg:x2="23.733cm" svg:y2="11.795cm">
          <text:p/>
        </draw:line>
        <draw:line draw:style-name="gr11" draw:text-style-name="P6" draw:layer="layout" svg:x1="12.303cm" svg:y1="13.192cm" svg:x2="23.733cm" svg:y2="13.319cm">
          <text:p/>
        </draw:line>
        <draw:line draw:style-name="gr11" draw:text-style-name="P6" draw:layer="layout" svg:x1="9.382cm" svg:y1="14.589cm" svg:x2="23.733cm" svg:y2="14.589cm">
          <text:p/>
        </draw:line>
        <draw:line draw:style-name="gr11" draw:text-style-name="P6" draw:layer="layout" svg:x1="9.509cm" svg:y1="15.986cm" svg:x2="23.733cm" svg:y2="16.113cm">
          <text:p/>
        </draw:line>
        <draw:line draw:style-name="gr11" draw:text-style-name="P6" draw:layer="layout" svg:x1="12.176cm" svg:y1="17.51cm" svg:x2="23.733cm" svg:y2="17.637cm">
          <text:p/>
        </draw:line>
        <draw:line draw:style-name="gr11" draw:text-style-name="P6" draw:layer="layout" svg:x1="12.049cm" svg:y1="19.161cm" svg:x2="23.733cm" svg:y2="19.288cm">
          <text:p/>
        </draw:line>
      </draw:page>
      <draw:page draw:name="page6" draw:style-name="dp1" draw:master-page-name="Default">
        <draw:frame draw:style-name="gr37" draw:text-style-name="P5" draw:layer="layout" svg:width="17.272cm" svg:height="0.962cm" svg:x="1.381cm" svg:y="1.254cm">
          <draw:text-box>
            <text:p><text:span text:style-name="T2">casos → { caso num: sentencia } <text:s/></text:span>caso num: sentencia </text:p>
          </draw:text-box>
        </draw:frame>
        <draw:custom-shape draw:style-name="gr22" draw:text-style-name="P4" draw:layer="layout" svg:width="1.428cm" svg:height="1.596cm" svg:x="7.116cm" svg:y="3.507cm">
          <text:p text:style-name="P3"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0.644cm" svg:y1="4.352cm" svg:x2="8.544cm" svg:y2="4.352cm">
          <text:p/>
        </draw:line>
        <draw:line draw:style-name="gr4" draw:text-style-name="P6" draw:layer="layout" svg:x1="24.114cm" svg:y1="2.85cm" svg:x2="25.765cm" svg:y2="2.85cm">
          <text:p/>
        </draw:line>
        <draw:line draw:style-name="gr4" draw:text-style-name="P6" draw:layer="layout" svg:x1="3.286cm" svg:y1="4.385cm" svg:x2="3.286cm" svg:y2="2.977cm">
          <text:p/>
        </draw:line>
        <draw:line draw:style-name="gr11" draw:text-style-name="P6" draw:layer="layout" svg:x1="3.286cm" svg:y1="4.385cm" svg:x2="3.834cm" svg:y2="4.385cm">
          <text:p/>
        </draw:line>
        <draw:line draw:style-name="gr11" draw:text-style-name="P6" draw:layer="layout" svg:x1="14.575cm" svg:y1="4.385cm" svg:x2="14.589cm" svg:y2="2.977cm">
          <text:p/>
        </draw:line>
        <draw:custom-shape draw:style-name="gr22" draw:text-style-name="P4" draw:layer="layout" svg:width="1.428cm" svg:height="1.596cm" svg:x="9.97cm" svg:y="3.54cm">
          <text:p text:style-name="P3">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4.589cm" svg:y1="4.385cm" svg:x2="11.398cm" svg:y2="4.385cm">
          <text:p/>
        </draw:line>
        <draw:custom-shape draw:style-name="gr22" draw:text-style-name="P4" draw:layer="layout" svg:width="1.428cm" svg:height="1.596cm" svg:x="12.391cm" svg:y="3.54cm">
          <text:p text:style-name="P3">ca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4.575cm" svg:y1="4.385cm" svg:x2="13.819cm" svg:y2="4.385cm">
          <text:p/>
        </draw:line>
        <draw:custom-shape draw:style-name="gr31" draw:text-style-name="P14" draw:layer="layout" svg:width="2.172cm" svg:height="1.264cm" svg:x="3.801cm" svg:y="3.745cm">
          <text:p text:style-name="P13">sentencia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116cm" svg:y1="4.374cm" svg:x2="6.08cm" svg:y2="4.374cm">
          <text:p/>
        </draw:line>
        <draw:custom-shape draw:style-name="gr22" draw:text-style-name="P4" draw:layer="layout" svg:width="1.428cm" svg:height="1.596cm" svg:x="15.351cm" svg:y="2.215cm">
          <text:p text:style-name="P3">ca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28cm" svg:height="1.596cm" svg:x="17.733cm" svg:y="2.215cm">
          <text:p text:style-name="P3">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28cm" svg:height="1.596cm" svg:x="19.796cm" svg:y="2.143cm">
          <text:p text:style-name="P3"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51cm" svg:y1="2.977cm" svg:x2="2.905cm" svg:y2="2.977cm">
          <text:p/>
        </draw:line>
        <draw:custom-shape draw:style-name="gr31" draw:text-style-name="P14" draw:layer="layout" svg:width="2.172cm" svg:height="1.264cm" svg:x="21.955cm" svg:y="2.342cm">
          <text:p text:style-name="P13">sentencia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7.764cm" svg:y1="2.977cm" svg:x2="16.748cm" svg:y2="2.977cm">
          <text:p/>
        </draw:line>
        <draw:line draw:style-name="gr38" draw:text-style-name="P17" draw:layer="layout" svg:x1="19.796cm" svg:y1="2.977cm" svg:x2="19.161cm" svg:y2="2.977cm">
          <text:p/>
        </draw:line>
        <draw:line draw:style-name="gr38" draw:text-style-name="P17" draw:layer="layout" svg:x1="21.955cm" svg:y1="2.977cm" svg:x2="21.193cm" svg:y2="2.977cm">
          <text:p/>
        </draw:line>
        <draw:custom-shape draw:style-name="gr9" draw:text-style-name="P8" draw:layer="layout" svg:width="3.106cm" svg:height="1.587cm" svg:x="16.944cm" svg:y="6.779cm">
          <text:p text:style-name="P7">sentencia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821cm" svg:height="1.799cm" svg:x="10.133cm" svg:y="6.694cm">
          <text:p text:style-name="P7">p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.82cm" svg:height="1.799cm" svg:x="13.531cm" svg:y="6.588cm">
          <text:p text:style-name="P7"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8.848cm" svg:y1="7.541cm" svg:x2="10.133cm" svg:y2="7.541cm">
          <text:p/>
        </draw:line>
        <draw:line draw:style-name="gr4" draw:text-style-name="P9" draw:layer="layout" svg:x1="11.954cm" svg:y1="7.541cm" svg:x2="13.561cm" svg:y2="7.541cm">
          <text:p/>
        </draw:line>
        <draw:line draw:style-name="gr4" draw:text-style-name="P9" draw:layer="layout" svg:x1="15.351cm" svg:y1="7.477cm" svg:x2="16.958cm" svg:y2="7.477cm">
          <text:p/>
        </draw:line>
        <draw:line draw:style-name="gr4" draw:text-style-name="P9" draw:layer="layout" svg:x1="22.209cm" svg:y1="7.35cm" svg:x2="22.209cm" svg:y2="9.001cm">
          <text:p/>
        </draw:line>
        <draw:frame draw:style-name="gr18" draw:text-style-name="P5" draw:layer="layout" svg:width="11.303cm" svg:height="1.016cm" svg:x="1.762cm" svg:y="5.445cm">
          <draw:text-box>
            <text:p>predeterminado → pred : sentencia</text:p>
          </draw:text-box>
        </draw:frame>
        <draw:frame draw:style-name="gr18" draw:text-style-name="P5" draw:layer="layout" svg:width="11.303cm" svg:height="1.016cm" svg:x="5.826cm" svg:y="11.668cm">
          <draw:text-box>
            <text:p>e_bool → { e_boolP o } eboolP </text:p>
          </draw:text-box>
        </draw:frame>
        <draw:custom-shape draw:style-name="gr39" draw:text-style-name="P11" draw:layer="layout" svg:width="1.464cm" svg:height="1.27cm" svg:x="10.398cm" svg:y="13.827cm">
          <text:p text:style-name="P10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6.24cm" svg:y1="14.462cm" svg:x2="14.746cm" svg:y2="14.462cm">
          <text:p/>
        </draw:line>
        <draw:custom-shape draw:style-name="gr40" draw:text-style-name="P11" draw:layer="layout" svg:width="2.151cm" svg:height="1.196cm" svg:x="12.565cm" svg:y="13.901cm">
          <text:p text:style-name="P10">e_boolP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2.643cm" svg:y1="14.525cm" svg:x2="11.881cm" svg:y2="14.525cm">
          <text:p/>
        </draw:line>
        <draw:custom-shape draw:style-name="gr40" draw:text-style-name="P11" draw:layer="layout" svg:width="2.151cm" svg:height="1.196cm" svg:x="17.645cm" svg:y="12.504cm">
          <text:p text:style-name="P10">e_boolP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7.637cm" svg:y1="13.065cm" svg:x2="7.985cm" svg:y2="13.065cm">
          <text:p/>
        </draw:line>
        <draw:line draw:style-name="gr21" draw:text-style-name="P3" draw:layer="layout" svg:x1="8.874cm" svg:y1="13.065cm" svg:x2="8.874cm" svg:y2="14.462cm">
          <text:p/>
        </draw:line>
        <draw:line draw:style-name="gr11" draw:text-style-name="P6" draw:layer="layout" svg:x1="8.874cm" svg:y1="14.462cm" svg:x2="10.398cm" svg:y2="14.462cm">
          <text:p/>
        </draw:line>
        <draw:line draw:style-name="gr11" draw:text-style-name="P6" draw:layer="layout" svg:x1="16.24cm" svg:y1="14.462cm" svg:x2="16.24cm" svg:y2="13.065cm">
          <text:p/>
        </draw:line>
        <draw:line draw:style-name="gr21" draw:text-style-name="P3" draw:layer="layout" svg:x1="22.844cm" svg:y1="13.065cm" svg:x2="19.796cm" svg:y2="13.065cm">
          <text:p/>
        </draw:line>
        <draw:frame draw:style-name="gr18" draw:text-style-name="P5" draw:layer="layout" svg:width="11.303cm" svg:height="1.016cm" svg:x="5.953cm" svg:y="15.605cm">
          <draw:text-box>
            <text:p>e_boolP → { e_boolPP y } eboolPP </text:p>
          </draw:text-box>
        </draw:frame>
        <draw:custom-shape draw:style-name="gr39" draw:text-style-name="P11" draw:layer="layout" svg:width="1.464cm" svg:height="1.27cm" svg:x="10.525cm" svg:y="17.764cm">
          <text:p text:style-name="P10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6.367cm" svg:y1="18.399cm" svg:x2="14.873cm" svg:y2="18.399cm">
          <text:p/>
        </draw:line>
        <draw:custom-shape draw:style-name="gr40" draw:text-style-name="P11" draw:layer="layout" svg:width="2.151cm" svg:height="1.196cm" svg:x="12.692cm" svg:y="17.838cm">
          <text:p text:style-name="P10">e_boolPP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2.77cm" svg:y1="18.462cm" svg:x2="12.008cm" svg:y2="18.462cm">
          <text:p/>
        </draw:line>
        <draw:custom-shape draw:style-name="gr40" draw:text-style-name="P11" draw:layer="layout" svg:width="2.151cm" svg:height="1.196cm" svg:x="17.772cm" svg:y="16.441cm">
          <text:p text:style-name="P10">e_boolPP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7.764cm" svg:y1="17.002cm" svg:x2="8.112cm" svg:y2="17.002cm">
          <text:p/>
        </draw:line>
        <draw:line draw:style-name="gr21" draw:text-style-name="P3" draw:layer="layout" svg:x1="9.001cm" svg:y1="17.002cm" svg:x2="9.001cm" svg:y2="18.399cm">
          <text:p/>
        </draw:line>
        <draw:line draw:style-name="gr11" draw:text-style-name="P6" draw:layer="layout" svg:x1="9.001cm" svg:y1="18.399cm" svg:x2="10.525cm" svg:y2="18.399cm">
          <text:p/>
        </draw:line>
        <draw:line draw:style-name="gr11" draw:text-style-name="P6" draw:layer="layout" svg:x1="16.367cm" svg:y1="18.399cm" svg:x2="16.367cm" svg:y2="17.002cm">
          <text:p/>
        </draw:line>
        <draw:line draw:style-name="gr21" draw:text-style-name="P3" draw:layer="layout" svg:x1="22.971cm" svg:y1="17.002cm" svg:x2="19.923cm" svg:y2="17.002cm">
          <text:p/>
        </draw:line>
        <draw:line draw:style-name="gr38" draw:text-style-name="P17" draw:layer="layout" svg:x1="26.019cm" svg:y1="9.001cm" svg:x2="2.905cm" svg:y2="8.874cm">
          <text:p/>
        </draw:line>
        <draw:line draw:style-name="gr41" draw:text-style-name="P18" draw:layer="layout" svg:x1="8.874cm" svg:y1="7.477cm" svg:x2="8.874cm" svg:y2="9.001cm">
          <text:p/>
        </draw:line>
        <draw:line draw:style-name="gr41" draw:text-style-name="P18" draw:layer="layout" svg:x1="20.05cm" svg:y1="7.477cm" svg:x2="22.209cm" svg:y2="7.35cm">
          <text:p/>
        </draw:line>
      </draw:page>
      <draw:page draw:name="page7" draw:style-name="dp1" draw:master-page-name="Default">
        <draw:custom-shape draw:style-name="gr42" draw:text-style-name="P8" draw:layer="layout" svg:width="2.004cm" svg:height="1.69cm" svg:x="10.426cm" svg:y="3.718cm">
          <text:p text:style-name="P7">relacio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8.089cm" svg:y="5.209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.528cm" svg:height="1.689cm" svg:x="10.426cm" svg:y="6.601cm">
          <text:p text:style-name="P7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7.19cm" svg:y1="4.513cm" svg:x2="10.426cm" svg:y2="4.513cm">
          <text:p/>
        </draw:line>
        <draw:line draw:style-name="gr11" draw:text-style-name="P9" draw:layer="layout" svg:x1="7.19cm" svg:y1="3.42cm" svg:x2="7.223cm" svg:y2="7.516cm">
          <text:p/>
        </draw:line>
        <draw:line draw:style-name="gr21" draw:text-style-name="P7" draw:layer="layout" svg:x1="8.089cm" svg:y1="6.104cm" svg:x2="7.19cm" svg:y2="6.104cm">
          <text:p/>
        </draw:line>
        <draw:line draw:style-name="gr21" draw:text-style-name="P7" draw:layer="layout" svg:x1="10.426cm" svg:y1="7.495cm" svg:x2="7.19cm" svg:y2="7.495cm">
          <text:p/>
        </draw:line>
        <draw:line draw:style-name="gr11" draw:text-style-name="P9" draw:layer="layout" svg:x1="7.19cm" svg:y1="6.104cm" svg:x2="5.572cm" svg:y2="6.104cm">
          <text:p/>
        </draw:line>
        <draw:line draw:style-name="gr11" draw:text-style-name="P9" draw:layer="layout" svg:x1="16.808cm" svg:y1="3.42cm" svg:x2="16.748cm" svg:y2="7.516cm">
          <text:p/>
        </draw:line>
        <draw:line draw:style-name="gr11" draw:text-style-name="P9" draw:layer="layout" svg:x1="16.808cm" svg:y1="3.42cm" svg:x2="14.561cm" svg:y2="3.42cm">
          <text:p/>
        </draw:line>
        <draw:line draw:style-name="gr11" draw:text-style-name="P9" draw:layer="layout" svg:x1="12.557cm" svg:y1="4.595cm" svg:x2="16.808cm" svg:y2="4.613cm">
          <text:p/>
        </draw:line>
        <draw:line draw:style-name="gr11" draw:text-style-name="P9" draw:layer="layout" svg:x1="9.617cm" svg:y1="6.004cm" svg:x2="16.808cm" svg:y2="6.004cm">
          <text:p/>
        </draw:line>
        <draw:line draw:style-name="gr11" draw:text-style-name="P9" draw:layer="layout" svg:x1="11.954cm" svg:y1="7.495cm" svg:x2="16.808cm" svg:y2="7.495cm">
          <text:p/>
        </draw:line>
        <draw:line draw:style-name="gr4" draw:text-style-name="P9" draw:layer="layout" svg:x1="16.808cm" svg:y1="6.004cm" svg:x2="19.415cm" svg:y2="6.004cm">
          <text:p/>
        </draw:line>
        <draw:custom-shape draw:style-name="gr19" draw:text-style-name="P8" draw:layer="layout" svg:width="1.528cm" svg:height="1.69cm" svg:x="8.493cm" svg:y="2.524cm">
          <text:p text:style-name="P7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8.62cm" svg:y1="3.452cm" svg:x2="7.223cm" svg:y2="3.452cm">
          <text:p/>
        </draw:line>
        <draw:custom-shape draw:style-name="gr43" draw:text-style-name="P8" draw:layer="layout" svg:width="1.905cm" svg:height="1.587cm" svg:x="12.684cm" svg:y="2.627cm">
          <text:p text:style-name="P7">e_bool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2.684cm" svg:y1="3.452cm" svg:x2="10.017cm" svg:y2="3.452cm">
          <text:p/>
        </draw:line>
        <draw:frame draw:style-name="gr18" draw:text-style-name="P5" draw:layer="layout" svg:width="16.764cm" svg:height="1.016cm" svg:x="1.381cm" svg:y="1.381cm">
          <draw:text-box>
            <text:p>e_boolPP → no ebool | relacional | verdadero | falso</text:p>
          </draw:text-box>
        </draw:frame>
        <draw:frame draw:style-name="gr44" draw:text-style-name="P5" draw:layer="layout" svg:width="16.764cm" svg:height="1.038cm" svg:x="1.254cm" svg:y="9.233cm">
          <draw:text-box>
            <text:p>relacional → { relacionalP ( &lt; | &gt; | &lt;= | &gt;= ) <text:s/>} relacionalP</text:p>
          </draw:text-box>
        </draw:frame>
        <draw:custom-shape draw:style-name="gr42" draw:text-style-name="P8" draw:layer="layout" svg:width="2.004cm" svg:height="1.69cm" svg:x="11.128cm" svg:y="14.589cm">
          <text:p text:style-name="P7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8.791cm" svg:y="16.08cm">
          <text:p text:style-name="P7">&l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.528cm" svg:height="1.689cm" svg:x="11.128cm" svg:y="17.472cm">
          <text:p text:style-name="P7">&g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9.195cm" svg:y="13.395cm">
          <text:p text:style-name="P7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8" draw:layer="layout" svg:width="1.905cm" svg:height="1.587cm" svg:x="14.783cm" svg:y="15.542cm">
          <text:p text:style-name="P7">relacionalP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.905cm" svg:height="1.587cm" svg:x="19.669cm" svg:y="11.541cm">
          <text:p text:style-name="P7">relacionalP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9.669cm" svg:y1="12.303cm" svg:x2="2.016cm" svg:y2="12.176cm">
          <text:p/>
        </draw:line>
        <draw:line draw:style-name="gr38" draw:text-style-name="P17" draw:layer="layout" svg:x1="25.003cm" svg:y1="12.303cm" svg:x2="21.574cm" svg:y2="12.303cm">
          <text:p/>
        </draw:line>
        <draw:line draw:style-name="gr38" draw:text-style-name="P17" draw:layer="layout" svg:x1="10.652cm" svg:y1="14.208cm" svg:x2="13.827cm" svg:y2="14.208cm">
          <text:p/>
        </draw:line>
        <draw:line draw:style-name="gr38" draw:text-style-name="P17" draw:layer="layout" svg:x1="13.192cm" svg:y1="15.478cm" svg:x2="14.081cm" svg:y2="15.478cm">
          <text:p/>
        </draw:line>
        <draw:line draw:style-name="gr38" draw:text-style-name="P17" draw:layer="layout" svg:x1="10.398cm" svg:y1="17.002cm" svg:x2="14.081cm" svg:y2="17.002cm">
          <text:p/>
        </draw:line>
        <draw:line draw:style-name="gr38" draw:text-style-name="P17" draw:layer="layout" svg:x1="12.684cm" svg:y1="18.399cm" svg:x2="13.954cm" svg:y2="18.399cm">
          <text:p/>
        </draw:line>
        <draw:line draw:style-name="gr38" draw:text-style-name="P17" draw:layer="layout" svg:x1="5.826cm" svg:y1="12.176cm" svg:x2="5.826cm" svg:y2="15.605cm">
          <text:p/>
        </draw:line>
        <draw:line draw:style-name="gr41" draw:text-style-name="P18" draw:layer="layout" svg:x1="9.128cm" svg:y1="14.208cm" svg:x2="7.731cm" svg:y2="14.208cm">
          <text:p/>
        </draw:line>
        <draw:line draw:style-name="gr41" draw:text-style-name="P18" draw:layer="layout" svg:x1="11.16cm" svg:y1="18.399cm" svg:x2="7.731cm" svg:y2="18.399cm">
          <text:p/>
        </draw:line>
        <draw:line draw:style-name="gr41" draw:text-style-name="P18" draw:layer="layout" svg:x1="7.731cm" svg:y1="14.208cm" svg:x2="7.731cm" svg:y2="18.399cm">
          <text:p/>
        </draw:line>
        <draw:line draw:style-name="gr41" draw:text-style-name="P18" draw:layer="layout" svg:x1="14.081cm" svg:y1="14.208cm" svg:x2="14.081cm" svg:y2="18.399cm">
          <text:p/>
        </draw:line>
        <draw:line draw:style-name="gr41" draw:text-style-name="P18" draw:layer="layout" svg:x1="13.7cm" svg:y1="14.208cm" svg:x2="14.081cm" svg:y2="14.208cm">
          <text:p/>
        </draw:line>
        <draw:line draw:style-name="gr41" draw:text-style-name="P18" draw:layer="layout" svg:x1="13.954cm" svg:y1="18.399cm" svg:x2="14.081cm" svg:y2="18.399cm">
          <text:p/>
        </draw:line>
        <draw:line draw:style-name="gr41" draw:text-style-name="P18" draw:layer="layout" svg:x1="14.843cm" svg:y1="16.367cm" svg:x2="14.081cm" svg:y2="16.367cm">
          <text:p/>
        </draw:line>
        <draw:line draw:style-name="gr38" draw:text-style-name="P17" draw:layer="layout" svg:x1="16.748cm" svg:y1="16.24cm" svg:x2="18.145cm" svg:y2="16.24cm">
          <text:p/>
        </draw:line>
        <draw:line draw:style-name="gr41" draw:text-style-name="P18" draw:layer="layout" svg:x1="5.826cm" svg:y1="15.605cm" svg:x2="7.731cm" svg:y2="15.605cm">
          <text:p/>
        </draw:line>
        <draw:line draw:style-name="gr41" draw:text-style-name="P18" draw:layer="layout" svg:x1="11.16cm" svg:y1="15.478cm" svg:x2="7.731cm" svg:y2="15.478cm">
          <text:p/>
        </draw:line>
        <draw:line draw:style-name="gr41" draw:text-style-name="P18" draw:layer="layout" svg:x1="8.874cm" svg:y1="17.002cm" svg:x2="7.731cm" svg:y2="17.002cm">
          <text:p/>
        </draw:line>
        <draw:line draw:style-name="gr41" draw:text-style-name="P18" draw:layer="layout" svg:x1="18.145cm" svg:y1="16.24cm" svg:x2="18.145cm" svg:y2="12.303cm">
          <text:p/>
        </draw:line>
      </draw:page>
      <draw:page draw:name="page8" draw:style-name="dp1" draw:master-page-name="Default">
        <draw:frame draw:style-name="gr12" draw:text-style-name="P20" draw:layer="layout" svg:width="16.764cm" svg:height="1.673cm" svg:x="1.508cm" svg:y="1.232cm">
          <draw:text-box>
            <text:p text:style-name="P19">relacionalP → { relacional (&lt;&gt; | =) <text:s/>} expresion</text:p>
          </draw:text-box>
        </draw:frame>
        <draw:custom-shape draw:style-name="gr45" draw:text-style-name="P8" draw:layer="layout" svg:width="1.75cm" svg:height="1.397cm" svg:x="10.807cm" svg:y="5.699cm">
          <text:p text:style-name="P7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draw:layer="layout" svg:width="1.3cm" svg:height="1.306cm" svg:x="10.791cm" svg:y="3.576cm">
          <text:p text:style-name="P7">&lt;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62cm" svg:height="1.226cm" svg:x="15.546cm" svg:y="5.235cm">
          <text:p text:style-name="P7">relacional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.621cm" svg:height="1.226cm" svg:x="19.703cm" svg:y="2.143cm">
          <text:p text:style-name="P7">relacional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9.703cm" svg:y1="2.732cm" svg:x2="4.683cm" svg:y2="2.634cm">
          <text:p/>
        </draw:line>
        <draw:line draw:style-name="gr38" draw:text-style-name="P17" draw:layer="layout" svg:x1="24.241cm" svg:y1="2.732cm" svg:x2="21.324cm" svg:y2="2.732cm">
          <text:p/>
        </draw:line>
        <draw:line draw:style-name="gr38" draw:text-style-name="P17" draw:layer="layout" svg:x1="12.031cm" svg:y1="4.204cm" svg:x2="14.732cm" svg:y2="4.204cm">
          <text:p/>
        </draw:line>
        <draw:line draw:style-name="gr38" draw:text-style-name="P17" draw:layer="layout" svg:x1="12.571cm" svg:y1="6.363cm" svg:x2="14.948cm" svg:y2="6.363cm">
          <text:p/>
        </draw:line>
        <draw:line draw:style-name="gr38" draw:text-style-name="P17" draw:layer="layout" svg:x1="7.925cm" svg:y1="2.634cm" svg:x2="7.925cm" svg:y2="5.284cm">
          <text:p/>
        </draw:line>
        <draw:line draw:style-name="gr41" draw:text-style-name="P18" draw:layer="layout" svg:x1="10.734cm" svg:y1="4.204cm" svg:x2="9.545cm" svg:y2="4.204cm">
          <text:p/>
        </draw:line>
        <draw:line draw:style-name="gr41" draw:text-style-name="P18" draw:layer="layout" svg:x1="9.545cm" svg:y1="4.204cm" svg:x2="9.545cm" svg:y2="6.461cm">
          <text:p/>
        </draw:line>
        <draw:line draw:style-name="gr41" draw:text-style-name="P18" draw:layer="layout" svg:x1="14.948cm" svg:y1="4.204cm" svg:x2="14.948cm" svg:y2="6.363cm">
          <text:p/>
        </draw:line>
        <draw:line draw:style-name="gr41" draw:text-style-name="P18" draw:layer="layout" svg:x1="14.624cm" svg:y1="4.204cm" svg:x2="14.948cm" svg:y2="4.204cm">
          <text:p/>
        </draw:line>
        <draw:line draw:style-name="gr41" draw:text-style-name="P18" draw:layer="layout" svg:x1="15.596cm" svg:y1="5.872cm" svg:x2="14.948cm" svg:y2="5.872cm">
          <text:p/>
        </draw:line>
        <draw:line draw:style-name="gr38" draw:text-style-name="P17" draw:layer="layout" svg:x1="17.217cm" svg:y1="5.774cm" svg:x2="18.406cm" svg:y2="5.774cm">
          <text:p/>
        </draw:line>
        <draw:line draw:style-name="gr41" draw:text-style-name="P18" draw:layer="layout" svg:x1="7.925cm" svg:y1="5.283cm" svg:x2="9.546cm" svg:y2="5.283cm">
          <text:p/>
        </draw:line>
        <draw:line draw:style-name="gr41" draw:text-style-name="P18" draw:layer="layout" svg:x1="10.842cm" svg:y1="6.461cm" svg:x2="9.545cm" svg:y2="6.461cm">
          <text:p/>
        </draw:line>
        <draw:line draw:style-name="gr41" draw:text-style-name="P18" draw:layer="layout" svg:x1="18.406cm" svg:y1="5.774cm" svg:x2="18.406cm" svg:y2="2.732cm">
          <text:p/>
        </draw:line>
        <draw:frame draw:style-name="gr12" draw:text-style-name="P20" draw:layer="layout" svg:width="16.764cm" svg:height="1.673cm" svg:x="1.381cm" svg:y="7.858cm">
          <draw:text-box>
            <text:p text:style-name="P19">expresion → { expresionP (+ | -) <text:s/>} expresionP</text:p>
          </draw:text-box>
        </draw:frame>
        <draw:custom-shape draw:style-name="gr49" draw:text-style-name="P8" draw:layer="layout" svg:width="1.429cm" svg:height="1.304cm" svg:x="10.243cm" svg:y="12.269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draw:layer="layout" svg:width="1.089cm" svg:height="1.304cm" svg:x="10.181cm" svg:y="10.073cm">
          <text:p text:style-name="P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2.331cm" svg:height="1.225cm" svg:x="14.163cm" svg:y="11.73cm">
          <text:p text:style-name="P7">expresionP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2.247cm" svg:height="1.225cm" svg:x="18.653cm" svg:y="8.665cm">
          <text:p text:style-name="P7">expresionP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8.788cm" svg:y1="9.255cm" svg:x2="6.207cm" svg:y2="9.157cm">
          <text:p/>
        </draw:line>
        <draw:line draw:style-name="gr38" draw:text-style-name="P17" draw:layer="layout" svg:x1="23.352cm" svg:y1="9.255cm" svg:x2="20.908cm" svg:y2="9.255cm">
          <text:p/>
        </draw:line>
        <draw:line draw:style-name="gr38" draw:text-style-name="P17" draw:layer="layout" svg:x1="11.219cm" svg:y1="10.7cm" svg:x2="13.482cm" svg:y2="10.7cm">
          <text:p/>
        </draw:line>
        <draw:line draw:style-name="gr38" draw:text-style-name="P17" draw:layer="layout" svg:x1="11.672cm" svg:y1="12.857cm" svg:x2="13.663cm" svg:y2="12.857cm">
          <text:p/>
        </draw:line>
        <draw:line draw:style-name="gr38" draw:text-style-name="P17" draw:layer="layout" svg:x1="7.779cm" svg:y1="9.132cm" svg:x2="7.779cm" svg:y2="11.778cm">
          <text:p/>
        </draw:line>
        <draw:line draw:style-name="gr41" draw:text-style-name="P18" draw:layer="layout" svg:x1="10.133cm" svg:y1="10.7cm" svg:x2="9.137cm" svg:y2="10.7cm">
          <text:p/>
        </draw:line>
        <draw:line draw:style-name="gr41" draw:text-style-name="P18" draw:layer="layout" svg:x1="9.137cm" svg:y1="10.7cm" svg:x2="9.137cm" svg:y2="12.954cm">
          <text:p/>
        </draw:line>
        <draw:line draw:style-name="gr41" draw:text-style-name="P18" draw:layer="layout" svg:x1="13.663cm" svg:y1="10.7cm" svg:x2="13.663cm" svg:y2="12.856cm">
          <text:p/>
        </draw:line>
        <draw:line draw:style-name="gr41" draw:text-style-name="P18" draw:layer="layout" svg:x1="13.391cm" svg:y1="10.7cm" svg:x2="13.663cm" svg:y2="10.7cm">
          <text:p/>
        </draw:line>
        <draw:line draw:style-name="gr41" draw:text-style-name="P18" draw:layer="layout" svg:x1="14.206cm" svg:y1="12.367cm" svg:x2="13.663cm" svg:y2="12.367cm">
          <text:p/>
        </draw:line>
        <draw:line draw:style-name="gr38" draw:text-style-name="P17" draw:layer="layout" svg:x1="16.515cm" svg:y1="12.303cm" svg:x2="17.511cm" svg:y2="12.303cm">
          <text:p/>
        </draw:line>
        <draw:line draw:style-name="gr41" draw:text-style-name="P18" draw:layer="layout" svg:x1="7.779cm" svg:y1="11.779cm" svg:x2="9.137cm" svg:y2="11.779cm">
          <text:p/>
        </draw:line>
        <draw:line draw:style-name="gr41" draw:text-style-name="P18" draw:layer="layout" svg:x1="10.223cm" svg:y1="12.955cm" svg:x2="9.137cm" svg:y2="12.955cm">
          <text:p/>
        </draw:line>
        <draw:line draw:style-name="gr41" draw:text-style-name="P18" draw:layer="layout" svg:x1="17.51cm" svg:y1="12.303cm" svg:x2="17.51cm" svg:y2="9.264cm">
          <text:p/>
        </draw:line>
        <draw:custom-shape draw:style-name="gr49" draw:text-style-name="P8" draw:layer="layout" svg:width="1.429cm" svg:height="1.304cm" svg:x="9.989cm" svg:y="18.111cm">
          <text:p text:style-name="P7">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draw:layer="layout" svg:width="1.089cm" svg:height="1.304cm" svg:x="9.927cm" svg:y="15.915cm">
          <text:p text:style-name="P7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2.331cm" svg:height="1.225cm" svg:x="13.909cm" svg:y="17.572cm">
          <text:p text:style-name="P7">expresionPP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2.247cm" svg:height="1.225cm" svg:x="18.399cm" svg:y="14.507cm">
          <text:p text:style-name="P7">expresionPP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8.534cm" svg:y1="15.097cm" svg:x2="5.953cm" svg:y2="14.999cm">
          <text:p/>
        </draw:line>
        <draw:line draw:style-name="gr38" draw:text-style-name="P17" draw:layer="layout" svg:x1="23.098cm" svg:y1="15.097cm" svg:x2="20.654cm" svg:y2="15.097cm">
          <text:p/>
        </draw:line>
        <draw:line draw:style-name="gr38" draw:text-style-name="P17" draw:layer="layout" svg:x1="10.965cm" svg:y1="16.542cm" svg:x2="13.228cm" svg:y2="16.542cm">
          <text:p/>
        </draw:line>
        <draw:line draw:style-name="gr38" draw:text-style-name="P17" draw:layer="layout" svg:x1="11.418cm" svg:y1="18.699cm" svg:x2="13.409cm" svg:y2="18.699cm">
          <text:p/>
        </draw:line>
        <draw:line draw:style-name="gr38" draw:text-style-name="P17" draw:layer="layout" svg:x1="7.525cm" svg:y1="14.974cm" svg:x2="7.525cm" svg:y2="17.62cm">
          <text:p/>
        </draw:line>
        <draw:line draw:style-name="gr41" draw:text-style-name="P18" draw:layer="layout" svg:x1="9.879cm" svg:y1="16.542cm" svg:x2="8.883cm" svg:y2="16.542cm">
          <text:p/>
        </draw:line>
        <draw:line draw:style-name="gr41" draw:text-style-name="P18" draw:layer="layout" svg:x1="8.883cm" svg:y1="16.542cm" svg:x2="8.883cm" svg:y2="18.796cm">
          <text:p/>
        </draw:line>
        <draw:line draw:style-name="gr41" draw:text-style-name="P18" draw:layer="layout" svg:x1="13.409cm" svg:y1="16.542cm" svg:x2="13.409cm" svg:y2="18.698cm">
          <text:p/>
        </draw:line>
        <draw:line draw:style-name="gr41" draw:text-style-name="P18" draw:layer="layout" svg:x1="13.137cm" svg:y1="16.542cm" svg:x2="13.409cm" svg:y2="16.542cm">
          <text:p/>
        </draw:line>
        <draw:line draw:style-name="gr41" draw:text-style-name="P18" draw:layer="layout" svg:x1="13.952cm" svg:y1="18.209cm" svg:x2="13.409cm" svg:y2="18.209cm">
          <text:p/>
        </draw:line>
        <draw:line draw:style-name="gr38" draw:text-style-name="P17" draw:layer="layout" svg:x1="16.261cm" svg:y1="18.145cm" svg:x2="17.257cm" svg:y2="18.145cm">
          <text:p/>
        </draw:line>
        <draw:line draw:style-name="gr41" draw:text-style-name="P18" draw:layer="layout" svg:x1="7.525cm" svg:y1="17.621cm" svg:x2="8.883cm" svg:y2="17.621cm">
          <text:p/>
        </draw:line>
        <draw:line draw:style-name="gr41" draw:text-style-name="P18" draw:layer="layout" svg:x1="9.969cm" svg:y1="18.797cm" svg:x2="8.883cm" svg:y2="18.797cm">
          <text:p/>
        </draw:line>
        <draw:line draw:style-name="gr41" draw:text-style-name="P18" draw:layer="layout" svg:x1="17.256cm" svg:y1="18.145cm" svg:x2="17.256cm" svg:y2="15.106cm">
          <text:p/>
        </draw:line>
        <draw:custom-shape draw:style-name="gr49" draw:text-style-name="P8" draw:layer="layout" svg:width="1.429cm" svg:height="1.304cm" svg:x="11.25cm" svg:y="16.875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12.679cm" svg:y1="17.463cm" svg:x2="13.446cm" svg:y2="17.51cm">
          <text:p/>
        </draw:line>
        <draw:line draw:style-name="gr41" draw:text-style-name="P18" draw:layer="layout" svg:x1="11.23cm" svg:y1="17.561cm" svg:x2="8.874cm" svg:y2="17.637cm">
          <text:p/>
        </draw:line>
        <draw:frame draw:style-name="gr12" draw:text-style-name="P20" draw:layer="layout" svg:width="16.764cm" svg:height="1.673cm" svg:x="1.127cm" svg:y="13.827cm">
          <draw:text-box>
            <text:p text:style-name="P19">expresionP → { expresionPP ( * | / | % ) <text:s/>} expresionPP</text:p>
          </draw:text-box>
        </draw:frame>
      </draw:page>
      <draw:page draw:name="page9" draw:style-name="dp1" draw:master-page-name="Default">
        <draw:custom-shape draw:style-name="gr9" draw:text-style-name="P8" draw:layer="layout" svg:width="3.106cm" svg:height="1.587cm" svg:x="13.102cm" svg:y="11.711cm">
          <text:p text:style-name="P7">varaible_comp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82cm" svg:height="1.799cm" svg:x="9.689cm" svg:y="11.52cm">
          <text:p text:style-name="P7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8.112cm" svg:y1="12.473cm" svg:x2="9.719cm" svg:y2="12.473cm">
          <text:p/>
        </draw:line>
        <draw:line draw:style-name="gr4" draw:text-style-name="P9" draw:layer="layout" svg:x1="11.509cm" svg:y1="12.409cm" svg:x2="13.116cm" svg:y2="12.409cm">
          <text:p/>
        </draw:line>
        <draw:line draw:style-name="gr4" draw:text-style-name="P9" draw:layer="layout" svg:x1="16.208cm" svg:y1="12.409cm" svg:x2="17.815cm" svg:y2="12.409cm">
          <text:p/>
        </draw:line>
        <draw:frame draw:style-name="gr18" draw:text-style-name="P20" draw:layer="layout" svg:width="11.303cm" svg:height="1.016cm" svg:x="1.254cm" svg:y="10.123cm">
          <draw:text-box>
            <text:p text:style-name="P19">variable → id variable_comp</text:p>
          </draw:text-box>
        </draw:frame>
        <draw:custom-shape draw:style-name="gr19" draw:text-style-name="P8" draw:layer="layout" svg:width="1.528cm" svg:height="1.69cm" svg:x="8.216cm" svg:y="5.868cm">
          <text:p text:style-name="P7">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.528cm" svg:height="1.689cm" svg:x="10.553cm" svg:y="7.26cm">
          <text:p text:style-name="P7">cade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7.317cm" svg:y1="5.172cm" svg:x2="10.553cm" svg:y2="5.172cm">
          <text:p/>
        </draw:line>
        <draw:line draw:style-name="gr11" draw:text-style-name="P9" draw:layer="layout" svg:x1="7.317cm" svg:y1="4.079cm" svg:x2="7.35cm" svg:y2="9.255cm">
          <text:p/>
        </draw:line>
        <draw:line draw:style-name="gr21" draw:text-style-name="P7" draw:layer="layout" svg:x1="8.216cm" svg:y1="6.763cm" svg:x2="7.317cm" svg:y2="6.763cm">
          <text:p/>
        </draw:line>
        <draw:line draw:style-name="gr21" draw:text-style-name="P7" draw:layer="layout" svg:x1="10.553cm" svg:y1="8.154cm" svg:x2="7.317cm" svg:y2="8.154cm">
          <text:p/>
        </draw:line>
        <draw:line draw:style-name="gr11" draw:text-style-name="P9" draw:layer="layout" svg:x1="7.317cm" svg:y1="6.763cm" svg:x2="5.699cm" svg:y2="6.763cm">
          <text:p/>
        </draw:line>
        <draw:line draw:style-name="gr11" draw:text-style-name="P9" draw:layer="layout" svg:x1="18.653cm" svg:y1="3.921cm" svg:x2="18.526cm" svg:y2="9.255cm">
          <text:p/>
        </draw:line>
        <draw:line draw:style-name="gr11" draw:text-style-name="P9" draw:layer="layout" svg:x1="12.43cm" svg:y1="5.3cm" svg:x2="18.526cm" svg:y2="5.318cm">
          <text:p/>
        </draw:line>
        <draw:line draw:style-name="gr11" draw:text-style-name="P9" draw:layer="layout" svg:x1="9.744cm" svg:y1="6.663cm" svg:x2="18.526cm" svg:y2="6.715cm">
          <text:p/>
        </draw:line>
        <draw:line draw:style-name="gr11" draw:text-style-name="P9" draw:layer="layout" svg:x1="12.081cm" svg:y1="8.154cm" svg:x2="18.526cm" svg:y2="8.112cm">
          <text:p/>
        </draw:line>
        <draw:line draw:style-name="gr4" draw:text-style-name="P9" draw:layer="layout" svg:x1="18.586cm" svg:y1="6.727cm" svg:x2="21.193cm" svg:y2="6.727cm">
          <text:p/>
        </draw:line>
        <draw:line draw:style-name="gr38" draw:text-style-name="P17" draw:layer="layout" svg:x1="8.747cm" svg:y1="4.111cm" svg:x2="7.35cm" svg:y2="4.111cm">
          <text:p/>
        </draw:line>
        <draw:custom-shape draw:style-name="gr43" draw:text-style-name="P8" draw:layer="layout" svg:width="1.905cm" svg:height="1.587cm" svg:x="12.811cm" svg:y="3.286cm">
          <text:p text:style-name="P7">expresion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2.811cm" svg:y1="4.111cm" svg:x2="10.144cm" svg:y2="4.111cm">
          <text:p/>
        </draw:line>
        <draw:custom-shape draw:style-name="gr19" draw:text-style-name="P8" draw:layer="layout" svg:width="1.528cm" svg:height="1.69cm" svg:x="8.616cm" svg:y="3.159cm">
          <text:p text:style-name="P7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15.986cm" svg:y="3.159cm">
          <text:p text:style-name="P7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15.986cm" svg:y1="4.048cm" svg:x2="14.716cm" svg:y2="4.048cm">
          <text:p/>
        </draw:line>
        <draw:custom-shape draw:style-name="gr43" draw:text-style-name="P8" draw:layer="layout" svg:width="1.905cm" svg:height="1.587cm" svg:x="10.525cm" svg:y="4.429cm">
          <text:p text:style-name="P7">expresion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528cm" svg:height="1.689cm" svg:x="12.364cm" svg:y="8.366cm">
          <text:p text:style-name="P7">carac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12.364cm" svg:y1="9.26cm" svg:x2="7.35cm" svg:y2="9.255cm">
          <text:p/>
        </draw:line>
        <draw:line draw:style-name="gr11" draw:text-style-name="P9" draw:layer="layout" svg:x1="13.892cm" svg:y1="9.26cm" svg:x2="18.526cm" svg:y2="9.255cm">
          <text:p/>
        </draw:line>
        <draw:line draw:style-name="gr41" draw:text-style-name="P18" draw:layer="layout" svg:x1="17.51cm" svg:y1="3.921cm" svg:x2="18.653cm" svg:y2="3.921cm">
          <text:p/>
        </draw:line>
        <draw:frame draw:style-name="gr12" draw:text-style-name="P20" draw:layer="layout" svg:width="20.701cm" svg:height="1.673cm" svg:x="1.508cm" svg:y="1.762cm">
          <draw:text-box>
            <text:p text:style-name="P19">expresionPP → (expresion) | variable | num | cadena | caracter</text:p>
          </draw:text-box>
        </draw:frame>
        <draw:frame draw:style-name="gr12" draw:text-style-name="P20" draw:layer="layout" svg:width="18.161cm" svg:height="1.673cm" svg:x="1.381cm" svg:y="13.954cm">
          <draw:text-box>
            <text:p text:style-name="P19">variable_comp → dato_est_sim | arreglo | ( parametros )</text:p>
          </draw:text-box>
        </draw:frame>
        <draw:line draw:style-name="gr4" draw:text-style-name="P9" draw:layer="layout" svg:x1="7.952cm" svg:y1="17.58cm" svg:x2="11.188cm" svg:y2="17.58cm">
          <text:p/>
        </draw:line>
        <draw:line draw:style-name="gr11" draw:text-style-name="P9" draw:layer="layout" svg:x1="7.952cm" svg:y1="16.487cm" svg:x2="7.985cm" svg:y2="19.161cm">
          <text:p/>
        </draw:line>
        <draw:line draw:style-name="gr21" draw:text-style-name="P7" draw:layer="layout" svg:x1="8.851cm" svg:y1="19.171cm" svg:x2="7.952cm" svg:y2="19.171cm">
          <text:p/>
        </draw:line>
        <draw:line draw:style-name="gr11" draw:text-style-name="P9" draw:layer="layout" svg:x1="7.985cm" svg:y1="18.145cm" svg:x2="6.367cm" svg:y2="18.145cm">
          <text:p/>
        </draw:line>
        <draw:line draw:style-name="gr11" draw:text-style-name="P9" draw:layer="layout" svg:x1="19.288cm" svg:y1="16.329cm" svg:x2="19.161cm" svg:y2="19.161cm">
          <text:p/>
        </draw:line>
        <draw:line draw:style-name="gr11" draw:text-style-name="P9" draw:layer="layout" svg:x1="13.065cm" svg:y1="17.708cm" svg:x2="19.161cm" svg:y2="17.726cm">
          <text:p/>
        </draw:line>
        <draw:line draw:style-name="gr11" draw:text-style-name="P9" draw:layer="layout" svg:x1="11.668cm" svg:y1="19.161cm" svg:x2="19.161cm" svg:y2="19.123cm">
          <text:p/>
        </draw:line>
        <draw:line draw:style-name="gr4" draw:text-style-name="P9" draw:layer="layout" svg:x1="19.094cm" svg:y1="17.764cm" svg:x2="21.701cm" svg:y2="17.764cm">
          <text:p/>
        </draw:line>
        <draw:line draw:style-name="gr38" draw:text-style-name="P17" draw:layer="layout" svg:x1="9.382cm" svg:y1="16.519cm" svg:x2="7.985cm" svg:y2="16.519cm">
          <text:p/>
        </draw:line>
        <draw:custom-shape draw:style-name="gr53" draw:text-style-name="P8" draw:layer="layout" svg:width="2.159cm" svg:height="1.587cm" svg:x="13.446cm" svg:y="15.694cm">
          <text:p text:style-name="P7">parametros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3.446cm" svg:y1="16.519cm" svg:x2="10.779cm" svg:y2="16.519cm">
          <text:p/>
        </draw:line>
        <draw:custom-shape draw:style-name="gr19" draw:text-style-name="P8" draw:layer="layout" svg:width="1.528cm" svg:height="1.69cm" svg:x="9.251cm" svg:y="15.567cm">
          <text:p text:style-name="P7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1.528cm" svg:height="1.69cm" svg:x="16.621cm" svg:y="15.567cm">
          <text:p text:style-name="P7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16.621cm" svg:y1="16.456cm" svg:x2="15.351cm" svg:y2="16.456cm">
          <text:p/>
        </draw:line>
        <draw:custom-shape draw:style-name="gr43" draw:text-style-name="P8" draw:layer="layout" svg:width="1.905cm" svg:height="1.587cm" svg:x="11.16cm" svg:y="16.837cm">
          <text:p text:style-name="P7">arreglo</text:p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18.145cm" svg:y1="16.329cm" svg:x2="19.288cm" svg:y2="16.329cm">
          <text:p/>
        </draw:line>
        <draw:custom-shape draw:style-name="gr54" draw:text-style-name="P8" draw:layer="layout" svg:width="2.921cm" svg:height="1.587cm" svg:x="8.747cm" svg:y="18.59cm">
          <text:p text:style-name="P7">dato_est_sim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8" draw:text-style-name="P5" draw:layer="layout" svg:width="11.303cm" svg:height="1.016cm" svg:x="2.081cm" svg:y="1.508cm">
          <draw:text-box>
            <text:p>dato_est_sim→ { . id }</text:p>
          </draw:text-box>
        </draw:frame>
        <draw:custom-shape draw:style-name="gr23" draw:text-style-name="P4" draw:layer="layout" svg:width="1.576cm" svg:height="1.552cm" svg:x="11.722cm" svg:y="3.639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8.431cm" svg:y1="3.032cm" svg:x2="18.399cm" svg:y2="3.092cm">
          <text:p/>
        </draw:line>
        <draw:line draw:style-name="gr4" draw:text-style-name="P6" draw:layer="layout" svg:x1="10.516cm" svg:y1="4.461cm" svg:x2="10.516cm" svg:y2="3.092cm">
          <text:p/>
        </draw:line>
        <draw:line draw:style-name="gr11" draw:text-style-name="P6" draw:layer="layout" svg:x1="10.516cm" svg:y1="4.461cm" svg:x2="11.722cm" svg:y2="4.461cm">
          <text:p/>
        </draw:line>
        <draw:line draw:style-name="gr11" draw:text-style-name="P6" draw:layer="layout" svg:x1="16.915cm" svg:y1="4.37cm" svg:x2="16.915cm" svg:y2="3.092cm">
          <text:p/>
        </draw:line>
        <draw:line draw:style-name="gr4" draw:text-style-name="P6" draw:layer="layout" svg:x1="16.822cm" svg:y1="4.369cm" svg:x2="13.298cm" svg:y2="4.369cm">
          <text:p/>
        </draw:line>
        <draw:custom-shape draw:style-name="gr24" draw:text-style-name="P4" draw:layer="layout" svg:width="1.577cm" svg:height="1.552cm" svg:x="14.503cm" svg:y="3.548cm">
          <text:p text:style-name="P3">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6.915cm" svg:y1="4.369cm" svg:x2="16.08cm" svg:y2="4.369cm">
          <text:p/>
        </draw:line>
        <draw:frame draw:style-name="gr18" draw:text-style-name="P5" draw:layer="layout" svg:width="11.303cm" svg:height="1.016cm" svg:x="2.27cm" svg:y="5.572cm">
          <draw:text-box>
            <text:p>arreglo→ [expresion] { [ expresion ] }</text:p>
          </draw:text-box>
        </draw:frame>
        <draw:custom-shape draw:style-name="gr23" draw:text-style-name="P4" draw:layer="layout" svg:width="1.576cm" svg:height="1.552cm" svg:x="9.128cm" svg:y="7.195cm">
          <text:p text:style-name="P3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3.638cm" svg:y1="7.985cm" svg:x2="23.098cm" svg:y2="8.076cm">
          <text:p/>
        </draw:line>
        <draw:line draw:style-name="gr4" draw:text-style-name="P6" draw:layer="layout" svg:x1="12.495cm" svg:y1="9.509cm" svg:x2="12.557cm" svg:y2="7.985cm">
          <text:p/>
        </draw:line>
        <draw:line draw:style-name="gr11" draw:text-style-name="P6" draw:layer="layout" svg:x1="12.495cm" svg:y1="9.509cm" svg:x2="13.701cm" svg:y2="9.509cm">
          <text:p/>
        </draw:line>
        <draw:line draw:style-name="gr11" draw:text-style-name="P6" draw:layer="layout" svg:x1="21.614cm" svg:y1="9.355cm" svg:x2="21.614cm" svg:y2="8.077cm">
          <text:p/>
        </draw:line>
        <draw:line draw:style-name="gr4" draw:text-style-name="P6" draw:layer="layout" svg:x1="21.521cm" svg:y1="9.354cm" svg:x2="17.997cm" svg:y2="9.354cm">
          <text:p/>
        </draw:line>
        <draw:custom-shape draw:style-name="gr24" draw:text-style-name="P4" draw:layer="layout" svg:width="1.577cm" svg:height="1.552cm" svg:x="19.202cm" svg:y="8.533cm">
          <text:p text:style-name="P3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614cm" svg:y1="9.354cm" svg:x2="20.779cm" svg:y2="9.354cm">
          <text:p/>
        </draw:line>
        <draw:line draw:style-name="gr4" draw:text-style-name="P6" draw:layer="layout" svg:x1="1.635cm" svg:y1="8.112cm" svg:x2="3.299cm" svg:y2="8.073cm">
          <text:p/>
        </draw:line>
        <draw:custom-shape draw:style-name="gr24" draw:text-style-name="P4" draw:layer="layout" svg:width="1.577cm" svg:height="1.552cm" svg:x="3.286cm" svg:y="7.223cm">
          <text:p text:style-name="P3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8" draw:layer="layout" svg:width="2.159cm" svg:height="1.587cm" svg:x="5.953cm" svg:y="7.223cm">
          <text:p text:style-name="P7">expresion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576cm" svg:height="1.552cm" svg:x="13.648cm" svg:y="8.592cm">
          <text:p text:style-name="P3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8" draw:layer="layout" svg:width="2.159cm" svg:height="1.587cm" svg:x="15.859cm" svg:y="8.62cm">
          <text:p text:style-name="P7">expresion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15.224cm" svg:y1="9.382cm" svg:x2="15.859cm" svg:y2="9.382cm">
          <text:p/>
        </draw:line>
        <draw:line draw:style-name="gr38" draw:text-style-name="P17" draw:layer="layout" svg:x1="5.953cm" svg:y1="7.985cm" svg:x2="4.937cm" svg:y2="7.985cm">
          <text:p/>
        </draw:line>
        <draw:line draw:style-name="gr38" draw:text-style-name="P17" draw:layer="layout" svg:x1="9.128cm" svg:y1="7.985cm" svg:x2="8.112cm" svg:y2="7.985cm">
          <text:p/>
        </draw:line>
        <draw:line draw:style-name="gr41" draw:text-style-name="P18" draw:layer="layout" svg:x1="10.652cm" svg:y1="7.985cm" svg:x2="13.7cm" svg:y2="7.985cm">
          <text:p/>
        </draw:line>
        <draw:custom-shape draw:style-name="gr55" draw:text-style-name="P8" draw:layer="layout" svg:width="2.852cm" svg:height="1.143cm" svg:x="11.732cm" svg:y="11.795cm">
          <text:p text:style-name="P7">lista_param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1.303cm" svg:height="1.016cm" svg:x="1.508cm" svg:y="10.779cm">
          <draw:text-box>
            <text:p>parametros →lista_param</text:p>
          </draw:text-box>
        </draw:frame>
        <draw:line draw:style-name="gr4" draw:text-style-name="P9" draw:layer="layout" svg:x1="8.486cm" svg:y1="12.506cm" svg:x2="11.732cm" svg:y2="12.506cm">
          <text:p/>
        </draw:line>
        <draw:line draw:style-name="gr5" draw:text-style-name="P9" draw:layer="layout" svg:x1="16.875cm" svg:y1="12.43cm" svg:x2="16.875cm" svg:y2="13.827cm">
          <text:p/>
        </draw:line>
        <draw:line draw:style-name="gr38" draw:text-style-name="P17" draw:layer="layout" svg:x1="23.733cm" svg:y1="13.827cm" svg:x2="4.429cm" svg:y2="13.827cm">
          <text:p/>
        </draw:line>
        <draw:line draw:style-name="gr41" draw:text-style-name="P18" draw:layer="layout" svg:x1="8.493cm" svg:y1="12.43cm" svg:x2="8.493cm" svg:y2="13.827cm">
          <text:p/>
        </draw:line>
        <draw:line draw:style-name="gr41" draw:text-style-name="P18" draw:layer="layout" svg:x1="16.901cm" svg:y1="12.375cm" svg:x2="14.615cm" svg:y2="12.375cm">
          <text:p/>
        </draw:line>
        <draw:frame draw:style-name="gr18" draw:text-style-name="P5" draw:layer="layout" svg:width="11.303cm" svg:height="1.016cm" svg:x="2.778cm" svg:y="14.843cm">
          <draw:text-box>
            <text:p>arreglo→ [expresion] { , expresion }</text:p>
          </draw:text-box>
        </draw:frame>
        <draw:line draw:style-name="gr4" draw:text-style-name="P6" draw:layer="layout" svg:x1="14.146cm" svg:y1="17.256cm" svg:x2="23.606cm" svg:y2="17.347cm">
          <text:p/>
        </draw:line>
        <draw:line draw:style-name="gr4" draw:text-style-name="P6" draw:layer="layout" svg:x1="13.003cm" svg:y1="18.78cm" svg:x2="13.065cm" svg:y2="17.256cm">
          <text:p/>
        </draw:line>
        <draw:line draw:style-name="gr11" draw:text-style-name="P6" draw:layer="layout" svg:x1="13.003cm" svg:y1="18.78cm" svg:x2="16.367cm" svg:y2="18.78cm">
          <text:p/>
        </draw:line>
        <draw:line draw:style-name="gr11" draw:text-style-name="P6" draw:layer="layout" svg:x1="22.122cm" svg:y1="18.626cm" svg:x2="22.122cm" svg:y2="17.348cm">
          <text:p/>
        </draw:line>
        <draw:line draw:style-name="gr4" draw:text-style-name="P6" draw:layer="layout" svg:x1="22.029cm" svg:y1="18.625cm" svg:x2="18.505cm" svg:y2="18.625cm">
          <text:p/>
        </draw:line>
        <draw:custom-shape draw:style-name="gr24" draw:text-style-name="P4" draw:layer="layout" svg:width="1.577cm" svg:height="1.552cm" svg:x="19.71cm" svg:y="17.804cm">
          <text:p text:style-name="P3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2.122cm" svg:y1="18.625cm" svg:x2="21.287cm" svg:y2="18.625cm">
          <text:p/>
        </draw:line>
        <draw:custom-shape draw:style-name="gr53" draw:text-style-name="P8" draw:layer="layout" svg:width="2.159cm" svg:height="1.587cm" svg:x="9.001cm" svg:y="16.494cm">
          <text:p text:style-name="P7">expresion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2.159cm" svg:height="1.587cm" svg:x="16.367cm" svg:y="17.891cm">
          <text:p text:style-name="P7">expresion</text:p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9.001cm" svg:y1="17.256cm" svg:x2="7.985cm" svg:y2="17.256cm">
          <text:p/>
        </draw:line>
        <draw:line draw:style-name="gr41" draw:text-style-name="P18" draw:layer="layout" svg:x1="11.16cm" svg:y1="17.256cm" svg:x2="14.208cm" svg:y2="17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20:04:36.473792038</meta:creation-date>
    <dc:date>2020-05-28T00:19:44.842765550</dc:date>
    <meta:editing-duration>PT1M57S</meta:editing-duration>
    <meta:editing-cycles>2</meta:editing-cycles>
    <meta:generator>LibreOffice/6.0.7.3$Linux_X86_64 LibreOffice_project/00m0$Build-3</meta:generator>
    <meta:document-statistic meta:object-count="529"/>
  </office:meta>
</office:document-meta>
</file>